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0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35cm" fo:min-width="0.6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8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72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43cm" fo:min-width="1.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084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05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57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26cm" fo:min-width="0.85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3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38cm" fo:min-width="0.83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1.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077cm" fo:min-width="1.7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1.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43cm" fo:min-width="0.82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8" style:family="graphic" style:parent-style-name="standard">
      <style:graphic-properties draw:stroke="none" draw:fill="solid" draw:fill-color="#6faed4"/>
    </style:style>
    <style:style style:name="gr29" style:family="graphic" style:parent-style-name="standard">
      <style:graphic-properties draw:stroke="none" draw:fill="solid" draw:fill-color="#94c4df"/>
    </style:style>
    <style:style style:name="gr30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11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3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9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1.3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5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9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85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21cm" fo:min-width="1.03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5cm" fo:padding-top="0cm" fo:padding-bottom="0cm" fo:padding-left="0cm" fo:padding-right="0cm"/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58" style:family="graphic" style:parent-style-name="objectwithoutfill">
      <style:graphic-properties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59" style:family="graphic" style:parent-style-name="standard">
      <style:graphic-properties draw:stroke="none" svg:stroke-color="#000000" draw:fill="none" draw:fill-color="#ffffff" fo:min-height="0.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2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solid" draw:fill-color="#6faed4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7" style:family="paragraph">
      <style:text-properties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 style:font-name="DejaVuSans" fo:font-size="5pt" style:font-size-asian="5pt" style:font-name-complex="DejaVuSans" style:font-size-complex="5pt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89cm" svg:height="4.401cm" svg:x="2.137cm" svg:y="0.453cm" svg:viewBox="0 0 6490 4402" draw:points="0,4402 6490,4402 6490,0 0,0">
          <text:p/>
        </draw:polygon>
        <draw:polygon draw:style-name="gr2" draw:text-style-name="P2" draw:layer="layout" svg:width="4.798cm" svg:height="0.179cm" svg:x="2.137cm" svg:y="4.475cm" svg:viewBox="0 0 4799 180" draw:points="0,180 4799,180 4799,0 0,0">
          <text:p/>
        </draw:polygon>
        <draw:polygon draw:style-name="gr3" draw:text-style-name="P3" draw:layer="layout" svg:width="1.387cm" svg:height="0.179cm" svg:x="2.137cm" svg:y="4.25cm" svg:viewBox="0 0 1388 180" draw:points="0,180 1388,180 1388,0 0,0">
          <text:p/>
        </draw:polygon>
        <draw:polygon draw:style-name="gr3" draw:text-style-name="P3" draw:layer="layout" svg:width="0.043cm" svg:height="0.179cm" svg:x="3.525cm" svg:y="4.026cm" svg:viewBox="0 0 44 180" draw:points="0,180 44,180 44,0 0,0">
          <text:p/>
        </draw:polygon>
        <draw:polygon draw:style-name="gr3" draw:text-style-name="P3" draw:layer="layout" svg:width="0.043cm" svg:height="0.179cm" svg:x="3.569cm" svg:y="3.801cm" svg:viewBox="0 0 44 180" draw:points="0,180 44,180 44,0 0,0">
          <text:p/>
        </draw:polygon>
        <draw:polygon draw:style-name="gr3" draw:text-style-name="P3" draw:layer="layout" svg:width="0.028cm" svg:height="0.179cm" svg:x="3.613cm" svg:y="3.576cm" svg:viewBox="0 0 29 180" draw:points="0,180 29,180 29,0 0,0">
          <text:p/>
        </draw:polygon>
        <draw:polygon draw:style-name="gr3" draw:text-style-name="P3" draw:layer="layout" svg:width="2.634cm" svg:height="0.179cm" svg:x="3.642cm" svg:y="3.351cm" svg:viewBox="0 0 2635 180" draw:points="0,180 2635,180 2635,0 0,0">
          <text:p/>
        </draw:polygon>
        <draw:polygon draw:style-name="gr3" draw:text-style-name="P3" draw:layer="layout" svg:width="0.011cm" svg:height="0.179cm" svg:x="6.277cm" svg:y="3.126cm" svg:viewBox="0 0 12 180" draw:points="0,180 12,180 12,0 0,0">
          <text:p/>
        </draw:polygon>
        <draw:polygon draw:style-name="gr3" draw:text-style-name="P3" draw:layer="layout" svg:width="0.011cm" svg:height="0.179cm" svg:x="6.289cm" svg:y="2.901cm" svg:viewBox="0 0 12 180" draw:points="0,180 12,180 12,0 0,0">
          <text:p/>
        </draw:polygon>
        <draw:polygon draw:style-name="gr3" draw:text-style-name="P3" draw:layer="layout" svg:width="0.007cm" svg:height="0.179cm" svg:x="6.301cm" svg:y="2.676cm" svg:viewBox="0 0 8 180" draw:points="0,180 8,180 8,0 0,0">
          <text:p/>
        </draw:polygon>
        <draw:polygon draw:style-name="gr3" draw:text-style-name="P3" draw:layer="layout" svg:width="0.575cm" svg:height="0.179cm" svg:x="6.309cm" svg:y="2.452cm" svg:viewBox="0 0 576 180" draw:points="0,180 576,180 576,0 0,0">
          <text:p/>
        </draw:polygon>
        <draw:polygon draw:style-name="gr3" draw:text-style-name="P3" draw:layer="layout" svg:width="0.003cm" svg:height="0.179cm" svg:x="6.885cm" svg:y="2.227cm" svg:viewBox="0 0 4 180" draw:points="0,180 4,180 4,0 0,0">
          <text:p/>
        </draw:polygon>
        <draw:polygon draw:style-name="gr3" draw:text-style-name="P3" draw:layer="layout" svg:width="0.002cm" svg:height="0.179cm" svg:x="6.889cm" svg:y="2.002cm" svg:viewBox="0 0 3 180" draw:points="0,180 3,180 3,0 0,0">
          <text:p/>
        </draw:polygon>
        <draw:polygon draw:style-name="gr3" draw:text-style-name="P3" draw:layer="layout" svg:width="0.002cm" svg:height="0.179cm" svg:x="6.892cm" svg:y="1.777cm" svg:viewBox="0 0 3 180" draw:points="0,180 3,180 3,0 0,0">
          <text:p/>
        </draw:polygon>
        <draw:polygon draw:style-name="gr3" draw:text-style-name="P3" draw:layer="layout" svg:width="-0.001cm" svg:height="0.179cm" svg:x="6.895cm" svg:y="1.552cm" svg:viewBox="0 0 0 180" draw:points="0,180 0,180 0,0 0,0">
          <text:p/>
        </draw:polygon>
        <draw:polygon draw:style-name="gr3" draw:text-style-name="P3" draw:layer="layout" svg:width="0.017cm" svg:height="0.179cm" svg:x="6.895cm" svg:y="1.328cm" svg:viewBox="0 0 18 180" draw:points="0,180 18,180 18,0 0,0">
          <text:p/>
        </draw:polygon>
        <draw:polygon draw:style-name="gr3" draw:text-style-name="P3" draw:layer="layout" svg:width="0.008cm" svg:height="0.179cm" svg:x="6.912cm" svg:y="1.103cm" svg:viewBox="0 0 9 180" draw:points="0,180 9,180 9,0 0,0">
          <text:p/>
        </draw:polygon>
        <draw:polygon draw:style-name="gr3" draw:text-style-name="P3" draw:layer="layout" svg:width="-0.001cm" svg:height="0.179cm" svg:x="6.921cm" svg:y="0.878cm" svg:viewBox="0 0 0 180" draw:points="0,180 0,180 0,0 0,0">
          <text:p/>
        </draw:polygon>
        <draw:polygon draw:style-name="gr3" draw:text-style-name="P3" draw:layer="layout" svg:width="0cm" svg:height="0.179cm" svg:x="6.922cm" svg:y="0.653cm" svg:viewBox="0 0 0 180" draw:points="0,180 0,0">
          <text:p/>
        </draw:polygon>
        <draw:line draw:style-name="gr4" draw:text-style-name="P4" draw:layer="layout" svg:x1="3.374cm" svg:y1="4.855cm" svg:x2="3.374cm" svg:y2="0.453cm">
          <text:p/>
        </draw:line>
        <draw:polygon draw:style-name="gr5" draw:text-style-name="P5" draw:layer="layout" svg:width="0cm" svg:height="0.068cm" svg:x="3.374cm" svg:y="4.855cm" svg:viewBox="0 0 0 69" draw:points="0,0 0,69">
          <text:p/>
        </draw:polygon>
        <draw:line draw:style-name="gr6" draw:text-style-name="P4" draw:layer="layout" svg:x1="3.374cm" svg:y1="4.855cm" svg:x2="3.374cm" svg:y2="4.924cm">
          <text:p/>
        </draw:line>
        <draw:line draw:style-name="gr4" draw:text-style-name="P4" draw:layer="layout" svg:x1="4.61cm" svg:y1="4.855cm" svg:x2="4.61cm" svg:y2="0.453cm">
          <text:p/>
        </draw:line>
        <draw:polygon draw:style-name="gr5" draw:text-style-name="P5" draw:layer="layout" svg:width="0cm" svg:height="0.068cm" svg:x="4.61cm" svg:y="4.855cm" svg:viewBox="0 0 0 69" draw:points="0,0 0,69">
          <text:p/>
        </draw:polygon>
        <draw:line draw:style-name="gr6" draw:text-style-name="P4" draw:layer="layout" svg:x1="4.61cm" svg:y1="4.855cm" svg:x2="4.61cm" svg:y2="4.924cm">
          <text:p/>
        </draw:line>
        <draw:frame draw:style-name="gr7" draw:text-style-name="P7" draw:layer="layout" svg:width="0.345cm" svg:height="0.502cm" svg:x="3.341cm" svg:y="4.975cm">
          <draw:text-box>
            <text:p text:style-name="P6"><text:span text:style-name="T1">1</text:span><text:span text:style-name="T1">0</text:span><text:span text:style-name="T1">0</text:span></text:p>
          </draw:text-box>
        </draw:frame>
        <draw:line draw:style-name="gr4" draw:text-style-name="P4" draw:layer="layout" svg:x1="5.846cm" svg:y1="4.855cm" svg:x2="5.846cm" svg:y2="0.453cm">
          <text:p/>
        </draw:line>
        <draw:polygon draw:style-name="gr5" draw:text-style-name="P5" draw:layer="layout" svg:width="0cm" svg:height="0.068cm" svg:x="5.846cm" svg:y="4.855cm" svg:viewBox="0 0 0 69" draw:points="0,0 0,69">
          <text:p/>
        </draw:polygon>
        <draw:line draw:style-name="gr6" draw:text-style-name="P4" draw:layer="layout" svg:x1="5.846cm" svg:y1="4.855cm" svg:x2="5.846cm" svg:y2="4.924cm">
          <text:p/>
        </draw:line>
        <draw:frame draw:style-name="gr7" draw:text-style-name="P7" draw:layer="layout" svg:width="0.345cm" svg:height="0.502cm" svg:x="4.577cm" svg:y="4.975cm">
          <draw:text-box>
            <text:p text:style-name="P6"><text:span text:style-name="T1">2</text:span><text:span text:style-name="T1">0</text:span><text:span text:style-name="T1">0</text:span></text:p>
          </draw:text-box>
        </draw:frame>
        <draw:line draw:style-name="gr4" draw:text-style-name="P4" draw:layer="layout" svg:x1="7.082cm" svg:y1="4.855cm" svg:x2="7.082cm" svg:y2="0.453cm">
          <text:p/>
        </draw:line>
        <draw:polygon draw:style-name="gr5" draw:text-style-name="P5" draw:layer="layout" svg:width="0cm" svg:height="0.068cm" svg:x="7.082cm" svg:y="4.855cm" svg:viewBox="0 0 0 69" draw:points="0,0 0,69">
          <text:p/>
        </draw:polygon>
        <draw:line draw:style-name="gr6" draw:text-style-name="P4" draw:layer="layout" svg:x1="7.082cm" svg:y1="4.855cm" svg:x2="7.082cm" svg:y2="4.924cm">
          <text:p/>
        </draw:line>
        <draw:frame draw:style-name="gr7" draw:text-style-name="P7" draw:layer="layout" svg:width="0.345cm" svg:height="0.502cm" svg:x="5.813cm" svg:y="4.975cm">
          <draw:text-box>
            <text:p text:style-name="P6"><text:span text:style-name="T1">300</text:span></text:p>
          </draw:text-box>
        </draw:frame>
        <draw:line draw:style-name="gr4" draw:text-style-name="P4" draw:layer="layout" svg:x1="8.319cm" svg:y1="4.855cm" svg:x2="8.319cm" svg:y2="0.453cm">
          <text:p/>
        </draw:line>
        <draw:polygon draw:style-name="gr5" draw:text-style-name="P5" draw:layer="layout" svg:width="0cm" svg:height="0.068cm" svg:x="8.319cm" svg:y="4.855cm" svg:viewBox="0 0 0 69" draw:points="0,0 0,69">
          <text:p/>
        </draw:polygon>
        <draw:line draw:style-name="gr6" draw:text-style-name="P4" draw:layer="layout" svg:x1="8.319cm" svg:y1="4.855cm" svg:x2="8.319cm" svg:y2="4.924cm">
          <text:p/>
        </draw:line>
        <draw:frame draw:style-name="gr7" draw:text-style-name="P7" draw:layer="layout" svg:width="0.345cm" svg:height="0.502cm" svg:x="7.05cm" svg:y="4.975cm">
          <draw:text-box>
            <text:p text:style-name="P6"><text:span text:style-name="T1">40</text:span><text:span text:style-name="T1">0</text:span></text:p>
          </draw:text-box>
        </draw:frame>
        <draw:frame draw:style-name="gr8" draw:text-style-name="P7" draw:layer="layout" svg:width="0.667cm" svg:height="0.502cm" svg:x="8.186cm" svg:y="4.975cm">
          <draw:text-box>
            <text:p text:style-name="P6"><text:span text:style-name="T1">50</text:span><text:span text:style-name="T1">0 </text:span><text:span text:style-name="T1">ms</text:span></text:p>
          </draw:text-box>
        </draw:frame>
        <draw:line draw:style-name="gr4" draw:text-style-name="P4" draw:layer="layout" svg:x1="2.137cm" svg:y1="4.565cm" svg:x2="8.627cm" svg:y2="4.565cm">
          <text:p/>
        </draw:line>
        <draw:polygon draw:style-name="gr5" draw:text-style-name="P5" draw:layer="layout" svg:width="0.023cm" svg:height="0cm" svg:x="2.113cm" svg:y="4.565cm" svg:viewBox="0 0 24 0" draw:points="24,0 0,0">
          <text:p/>
        </draw:polygon>
        <draw:line draw:style-name="gr6" draw:text-style-name="P4" draw:layer="layout" svg:x1="2.137cm" svg:y1="4.565cm" svg:x2="2.113cm" svg:y2="4.565cm">
          <text:p/>
        </draw:line>
        <draw:line draw:style-name="gr4" draw:text-style-name="P4" draw:layer="layout" svg:x1="2.137cm" svg:y1="4.34cm" svg:x2="8.627cm" svg:y2="4.34cm">
          <text:p/>
        </draw:line>
        <draw:polygon draw:style-name="gr5" draw:text-style-name="P5" draw:layer="layout" svg:width="0.023cm" svg:height="0cm" svg:x="2.113cm" svg:y="4.34cm" svg:viewBox="0 0 24 0" draw:points="24,0 0,0">
          <text:p/>
        </draw:polygon>
        <draw:line draw:style-name="gr6" draw:text-style-name="P4" draw:layer="layout" svg:x1="2.137cm" svg:y1="4.34cm" svg:x2="2.113cm" svg:y2="4.34cm">
          <text:p/>
        </draw:line>
        <draw:frame draw:style-name="gr9" draw:text-style-name="P7" draw:layer="layout" svg:width="0.641cm" svg:height="0.208cm" svg:x="1.363cm" svg:y="4.474cm">
          <draw:text-box>
            <text:p text:style-name="P6"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line draw:style-name="gr4" draw:text-style-name="P4" draw:layer="layout" svg:x1="2.137cm" svg:y1="4.116cm" svg:x2="8.627cm" svg:y2="4.116cm">
          <text:p/>
        </draw:line>
        <draw:polygon draw:style-name="gr5" draw:text-style-name="P5" draw:layer="layout" svg:width="0.023cm" svg:height="0cm" svg:x="2.113cm" svg:y="4.116cm" svg:viewBox="0 0 24 0" draw:points="24,0 0,0">
          <text:p/>
        </draw:polygon>
        <draw:line draw:style-name="gr6" draw:text-style-name="P4" draw:layer="layout" svg:x1="2.137cm" svg:y1="4.116cm" svg:x2="2.113cm" svg:y2="4.116cm">
          <text:p/>
        </draw:line>
        <draw:frame draw:style-name="gr10" draw:text-style-name="P9" draw:layer="layout" svg:width="1.28cm" svg:height="0.232cm" svg:x="0.737cm" svg:y="4.25cm">
          <draw:text-box>
            <text:p text:style-name="P8"><text:span text:style-name="T1">(1) </text:span><text:span text:style-name="T1">CONV_2D</text:span></text:p>
          </draw:text-box>
        </draw:frame>
        <draw:line draw:style-name="gr4" draw:text-style-name="P4" draw:layer="layout" svg:x1="2.137cm" svg:y1="3.89cm" svg:x2="8.627cm" svg:y2="3.89cm">
          <text:p/>
        </draw:line>
        <draw:polygon draw:style-name="gr5" draw:text-style-name="P5" draw:layer="layout" svg:width="0.023cm" svg:height="0cm" svg:x="2.113cm" svg:y="3.89cm" svg:viewBox="0 0 24 0" draw:points="24,0 0,0">
          <text:p/>
        </draw:polygon>
        <draw:line draw:style-name="gr6" draw:text-style-name="P4" draw:layer="layout" svg:x1="2.137cm" svg:y1="3.89cm" svg:x2="2.113cm" svg:y2="3.89cm">
          <text:p/>
        </draw:line>
        <draw:frame draw:style-name="gr11" draw:text-style-name="P7" draw:layer="layout" svg:width="0.383cm" svg:height="0.208cm" svg:x="1.622cm" svg:y="4.026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3.665cm" svg:x2="8.627cm" svg:y2="3.665cm">
          <text:p/>
        </draw:line>
        <draw:polygon draw:style-name="gr5" draw:text-style-name="P5" draw:layer="layout" svg:width="0.023cm" svg:height="0cm" svg:x="2.113cm" svg:y="3.665cm" svg:viewBox="0 0 24 0" draw:points="24,0 0,0">
          <text:p/>
        </draw:polygon>
        <draw:line draw:style-name="gr6" draw:text-style-name="P4" draw:layer="layout" svg:x1="2.137cm" svg:y1="3.665cm" svg:x2="2.113cm" svg:y2="3.665cm">
          <text:p/>
        </draw:line>
        <draw:frame draw:style-name="gr12" draw:text-style-name="P7" draw:layer="layout" svg:width="0.396cm" svg:height="0.208cm" svg:x="1.614cm" svg:y="3.802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4" draw:text-style-name="P4" draw:layer="layout" svg:x1="2.137cm" svg:y1="3.441cm" svg:x2="8.627cm" svg:y2="3.441cm">
          <text:p/>
        </draw:line>
        <draw:polygon draw:style-name="gr5" draw:text-style-name="P5" draw:layer="layout" svg:width="0.023cm" svg:height="0cm" svg:x="2.113cm" svg:y="3.441cm" svg:viewBox="0 0 24 0" draw:points="24,0 0,0">
          <text:p/>
        </draw:polygon>
        <draw:line draw:style-name="gr6" draw:text-style-name="P4" draw:layer="layout" svg:x1="2.137cm" svg:y1="3.441cm" svg:x2="2.113cm" svg:y2="3.441cm">
          <text:p/>
        </draw:line>
        <draw:frame draw:style-name="gr13" draw:text-style-name="P7" draw:layer="layout" svg:width="1.31cm" svg:height="0.208cm" svg:x="0.695cm" svg:y="3.577cm">
          <draw:text-box>
            <text:p text:style-name="P6"><text:span text:style-name="T1">MA</text:span><text:span text:style-name="T1">X_</text:span><text:span text:style-name="T1">PO</text:span><text:span text:style-name="T1">OL</text:span><text:span text:style-name="T1">_2</text:span><text:span text:style-name="T1">D</text:span></text:p>
          </draw:text-box>
        </draw:frame>
        <draw:line draw:style-name="gr4" draw:text-style-name="P4" draw:layer="layout" svg:x1="2.137cm" svg:y1="3.216cm" svg:x2="8.627cm" svg:y2="3.216cm">
          <text:p/>
        </draw:line>
        <draw:polygon draw:style-name="gr5" draw:text-style-name="P5" draw:layer="layout" svg:width="0.023cm" svg:height="0cm" svg:x="2.113cm" svg:y="3.216cm" svg:viewBox="0 0 24 0" draw:points="24,0 0,0">
          <text:p/>
        </draw:polygon>
        <draw:line draw:style-name="gr6" draw:text-style-name="P4" draw:layer="layout" svg:x1="2.137cm" svg:y1="3.216cm" svg:x2="2.113cm" svg:y2="3.216cm">
          <text:p/>
        </draw:line>
        <draw:frame draw:style-name="gr14" draw:text-style-name="P9" draw:layer="layout" svg:width="1.28cm" svg:height="0.243cm" svg:x="0.737cm" svg:y="3.35cm">
          <draw:text-box>
            <text:p text:style-name="P8"><text:span text:style-name="T1">(2) CONV_2D</text:span></text:p>
          </draw:text-box>
        </draw:frame>
        <draw:line draw:style-name="gr4" draw:text-style-name="P4" draw:layer="layout" svg:x1="2.137cm" svg:y1="2.991cm" svg:x2="8.627cm" svg:y2="2.991cm">
          <text:p/>
        </draw:line>
        <draw:polygon draw:style-name="gr5" draw:text-style-name="P5" draw:layer="layout" svg:width="0.023cm" svg:height="0cm" svg:x="2.113cm" svg:y="2.991cm" svg:viewBox="0 0 24 0" draw:points="24,0 0,0">
          <text:p/>
        </draw:polygon>
        <draw:line draw:style-name="gr6" draw:text-style-name="P4" draw:layer="layout" svg:x1="2.137cm" svg:y1="2.991cm" svg:x2="2.113cm" svg:y2="2.991cm">
          <text:p/>
        </draw:line>
        <draw:frame draw:style-name="gr15" draw:text-style-name="P7" draw:layer="layout" svg:width="0.383cm" svg:height="0.208cm" svg:x="1.622cm" svg:y="3.128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2.766cm" svg:x2="8.627cm" svg:y2="2.766cm">
          <text:p/>
        </draw:line>
        <draw:polygon draw:style-name="gr5" draw:text-style-name="P5" draw:layer="layout" svg:width="0.023cm" svg:height="0cm" svg:x="2.113cm" svg:y="2.766cm" svg:viewBox="0 0 24 0" draw:points="24,0 0,0">
          <text:p/>
        </draw:polygon>
        <draw:line draw:style-name="gr6" draw:text-style-name="P4" draw:layer="layout" svg:x1="2.137cm" svg:y1="2.766cm" svg:x2="2.113cm" svg:y2="2.766cm">
          <text:p/>
        </draw:line>
        <draw:frame draw:style-name="gr16" draw:text-style-name="P7" draw:layer="layout" svg:width="0.396cm" svg:height="0.208cm" svg:x="1.608cm" svg:y="2.9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4" draw:text-style-name="P4" draw:layer="layout" svg:x1="2.137cm" svg:y1="2.542cm" svg:x2="8.627cm" svg:y2="2.542cm">
          <text:p/>
        </draw:line>
        <draw:polygon draw:style-name="gr5" draw:text-style-name="P5" draw:layer="layout" svg:width="0.023cm" svg:height="0cm" svg:x="2.113cm" svg:y="2.542cm" svg:viewBox="0 0 24 0" draw:points="24,0 0,0">
          <text:p/>
        </draw:polygon>
        <draw:line draw:style-name="gr6" draw:text-style-name="P4" draw:layer="layout" svg:x1="2.137cm" svg:y1="2.542cm" svg:x2="2.113cm" svg:y2="2.542cm">
          <text:p/>
        </draw:line>
        <draw:frame draw:style-name="gr17" draw:text-style-name="P7" draw:layer="layout" svg:width="1.31cm" svg:height="0.208cm" svg:x="0.695cm" svg:y="2.674cm">
          <draw:text-box>
            <text:p text:style-name="P6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line draw:style-name="gr4" draw:text-style-name="P4" draw:layer="layout" svg:x1="2.137cm" svg:y1="2.317cm" svg:x2="8.627cm" svg:y2="2.317cm">
          <text:p/>
        </draw:line>
        <draw:polygon draw:style-name="gr5" draw:text-style-name="P5" draw:layer="layout" svg:width="0.023cm" svg:height="0cm" svg:x="2.113cm" svg:y="2.317cm" svg:viewBox="0 0 24 0" draw:points="24,0 0,0">
          <text:p/>
        </draw:polygon>
        <draw:line draw:style-name="gr6" draw:text-style-name="P4" draw:layer="layout" svg:x1="2.137cm" svg:y1="2.317cm" svg:x2="2.113cm" svg:y2="2.317cm">
          <text:p/>
        </draw:line>
        <draw:frame draw:style-name="gr18" draw:text-style-name="P9" draw:layer="layout" svg:width="1.28cm" svg:height="0.208cm" svg:x="0.737cm" svg:y="2.451cm">
          <draw:text-box>
            <text:p text:style-name="P8"><text:span text:style-name="T1">(3) </text:span><text:span text:style-name="T1">CONV_2</text:span><text:span text:style-name="T1">D</text:span></text:p>
          </draw:text-box>
        </draw:frame>
        <draw:line draw:style-name="gr4" draw:text-style-name="P4" draw:layer="layout" svg:x1="2.137cm" svg:y1="2.092cm" svg:x2="8.627cm" svg:y2="2.092cm">
          <text:p/>
        </draw:line>
        <draw:polygon draw:style-name="gr5" draw:text-style-name="P5" draw:layer="layout" svg:width="0.023cm" svg:height="0cm" svg:x="2.113cm" svg:y="2.092cm" svg:viewBox="0 0 24 0" draw:points="24,0 0,0">
          <text:p/>
        </draw:polygon>
        <draw:line draw:style-name="gr6" draw:text-style-name="P4" draw:layer="layout" svg:x1="2.137cm" svg:y1="2.092cm" svg:x2="2.113cm" svg:y2="2.092cm">
          <text:p/>
        </draw:line>
        <draw:frame draw:style-name="gr19" draw:text-style-name="P7" draw:layer="layout" svg:width="0.383cm" svg:height="0.223cm" svg:x="1.618cm" svg:y="2.227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1.867cm" svg:x2="8.627cm" svg:y2="1.867cm">
          <text:p/>
        </draw:line>
        <draw:polygon draw:style-name="gr5" draw:text-style-name="P5" draw:layer="layout" svg:width="0.023cm" svg:height="0cm" svg:x="2.113cm" svg:y="1.867cm" svg:viewBox="0 0 24 0" draw:points="24,0 0,0">
          <text:p/>
        </draw:polygon>
        <draw:line draw:style-name="gr6" draw:text-style-name="P4" draw:layer="layout" svg:x1="2.137cm" svg:y1="1.867cm" svg:x2="2.113cm" svg:y2="1.867cm">
          <text:p/>
        </draw:line>
        <draw:frame draw:style-name="gr20" draw:text-style-name="P7" draw:layer="layout" svg:width="0.396cm" svg:height="0.208cm" svg:x="1.608cm" svg:y="2.004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4" draw:text-style-name="P4" draw:layer="layout" svg:x1="2.137cm" svg:y1="1.642cm" svg:x2="8.627cm" svg:y2="1.642cm">
          <text:p/>
        </draw:line>
        <draw:polygon draw:style-name="gr5" draw:text-style-name="P5" draw:layer="layout" svg:width="0.023cm" svg:height="0cm" svg:x="2.113cm" svg:y="1.642cm" svg:viewBox="0 0 24 0" draw:points="24,0 0,0">
          <text:p/>
        </draw:polygon>
        <draw:line draw:style-name="gr6" draw:text-style-name="P4" draw:layer="layout" svg:x1="2.137cm" svg:y1="1.642cm" svg:x2="2.113cm" svg:y2="1.642cm">
          <text:p/>
        </draw:line>
        <draw:frame draw:style-name="gr21" draw:text-style-name="P7" draw:layer="layout" svg:width="1.31cm" svg:height="0.208cm" svg:x="0.695cm" svg:y="1.77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1.418cm" svg:x2="8.627cm" svg:y2="1.418cm">
          <text:p/>
        </draw:line>
        <draw:polygon draw:style-name="gr5" draw:text-style-name="P5" draw:layer="layout" svg:width="0.023cm" svg:height="0cm" svg:x="2.113cm" svg:y="1.418cm" svg:viewBox="0 0 24 0" draw:points="24,0 0,0">
          <text:p/>
        </draw:polygon>
        <draw:line draw:style-name="gr6" draw:text-style-name="P4" draw:layer="layout" svg:x1="2.137cm" svg:y1="1.418cm" svg:x2="2.113cm" svg:y2="1.418cm">
          <text:p/>
        </draw:line>
        <draw:frame draw:style-name="gr22" draw:text-style-name="P7" draw:layer="layout" svg:width="0.832cm" svg:height="0.208cm" svg:x="1.174cm" svg:y="1.55cm">
          <draw:text-box>
            <text:p text:style-name="P6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line draw:style-name="gr4" draw:text-style-name="P4" draw:layer="layout" svg:x1="2.137cm" svg:y1="1.193cm" svg:x2="8.627cm" svg:y2="1.193cm">
          <text:p/>
        </draw:line>
        <draw:polygon draw:style-name="gr5" draw:text-style-name="P5" draw:layer="layout" svg:width="0.023cm" svg:height="0cm" svg:x="2.113cm" svg:y="1.193cm" svg:viewBox="0 0 24 0" draw:points="24,0 0,0">
          <text:p/>
        </draw:polygon>
        <draw:line draw:style-name="gr6" draw:text-style-name="P4" draw:layer="layout" svg:x1="2.137cm" svg:y1="1.193cm" svg:x2="2.113cm" svg:y2="1.193cm">
          <text:p/>
        </draw:line>
        <draw:frame draw:style-name="gr23" draw:text-style-name="P7" draw:layer="layout" svg:width="1.75cm" svg:height="0.208cm" svg:x="0.256cm" svg:y="1.327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line draw:style-name="gr4" draw:text-style-name="P4" draw:layer="layout" svg:x1="2.137cm" svg:y1="0.968cm" svg:x2="8.627cm" svg:y2="0.968cm">
          <text:p/>
        </draw:line>
        <draw:polygon draw:style-name="gr5" draw:text-style-name="P5" draw:layer="layout" svg:width="0.023cm" svg:height="0cm" svg:x="2.113cm" svg:y="0.968cm" svg:viewBox="0 0 24 0" draw:points="24,0 0,0">
          <text:p/>
        </draw:polygon>
        <draw:line draw:style-name="gr6" draw:text-style-name="P4" draw:layer="layout" svg:x1="2.137cm" svg:y1="0.968cm" svg:x2="2.113cm" svg:y2="0.968cm">
          <text:p/>
        </draw:line>
        <draw:frame draw:style-name="gr24" draw:text-style-name="P7" draw:layer="layout" svg:width="1.75cm" svg:height="0.208cm" svg:x="0.256cm" svg:y="1.103cm">
          <draw:text-box>
            <text:p text:style-name="P6"><text:span text:style-name="T1">FULLY_CO</text:span><text:span text:style-name="T1">NNECTED</text:span></text:p>
          </draw:text-box>
        </draw:frame>
        <draw:line draw:style-name="gr4" draw:text-style-name="P4" draw:layer="layout" svg:x1="2.137cm" svg:y1="0.743cm" svg:x2="8.627cm" svg:y2="0.743cm">
          <text:p/>
        </draw:line>
        <draw:polygon draw:style-name="gr5" draw:text-style-name="P5" draw:layer="layout" svg:width="0.023cm" svg:height="0cm" svg:x="2.113cm" svg:y="0.743cm" svg:viewBox="0 0 24 0" draw:points="24,0 0,0">
          <text:p/>
        </draw:polygon>
        <draw:line draw:style-name="gr6" draw:text-style-name="P4" draw:layer="layout" svg:x1="2.137cm" svg:y1="0.743cm" svg:x2="2.113cm" svg:y2="0.743cm">
          <text:p/>
        </draw:line>
        <draw:frame draw:style-name="gr25" draw:text-style-name="P7" draw:layer="layout" svg:width="1.75cm" svg:height="0.208cm" svg:x="0.256cm" svg:y="0.879cm">
          <draw:text-box>
            <text:p text:style-name="P6"><text:span text:style-name="T1">FULLY_CONNECTE</text:span><text:span text:style-name="T1">D</text:span></text:p>
          </draw:text-box>
        </draw:frame>
        <draw:frame draw:style-name="gr26" draw:text-style-name="P7" draw:layer="layout" svg:width="0.828cm" svg:height="0.208cm" svg:x="1.177cm" svg:y="0.656cm">
          <draw:text-box>
            <text:p text:style-name="P6"><text:span text:style-name="T1">LOGISTI</text:span><text:span text:style-name="T1">C</text:span></text:p>
          </draw:text-box>
        </draw:frame>
        <draw:line draw:style-name="gr27" draw:text-style-name="P4" draw:layer="layout" svg:x1="2.137cm" svg:y1="4.855cm" svg:x2="2.137cm" svg:y2="0.453cm">
          <text:p/>
        </draw:line>
        <draw:line draw:style-name="gr27" draw:text-style-name="P4" draw:layer="layout" svg:x1="8.628cm" svg:y1="4.855cm" svg:x2="8.628cm" svg:y2="0.453cm">
          <text:p/>
        </draw:line>
        <draw:line draw:style-name="gr27" draw:text-style-name="P4" draw:layer="layout" svg:x1="2.137cm" svg:y1="4.855cm" svg:x2="8.627cm" svg:y2="4.855cm">
          <text:p/>
        </draw:line>
        <draw:line draw:style-name="gr27" draw:text-style-name="P4" draw:layer="layout" svg:x1="2.137cm" svg:y1="0.453cm" svg:x2="8.627cm" svg:y2="0.453cm">
          <text:p/>
        </draw:line>
        <draw:polygon draw:style-name="gr1" draw:text-style-name="P1" draw:layer="layout" svg:width="6.497cm" svg:height="5.869cm" svg:x="2.138cm" svg:y="6.324cm" svg:viewBox="0 0 6498 5870" draw:points="0,5870 6498,5870 6498,0 0,0">
          <text:p/>
        </draw:polygon>
        <draw:polygon draw:style-name="gr2" draw:text-style-name="P2" draw:layer="layout" svg:width="5.954cm" svg:height="0.179cm" svg:x="2.138cm" svg:y="11.747cm" svg:viewBox="0 0 5955 180" draw:points="0,180 5955,180 5955,0 0,0">
          <text:p/>
        </draw:polygon>
        <draw:polygon draw:style-name="gr3" draw:text-style-name="P3" draw:layer="layout" svg:width="1.553cm" svg:height="0.179cm" svg:x="2.138cm" svg:y="11.523cm" svg:viewBox="0 0 1554 180" draw:points="0,180 1554,180 1554,0 0,0">
          <text:p/>
        </draw:polygon>
        <draw:polygon draw:style-name="gr28" draw:text-style-name="P10" draw:layer="layout" svg:width="0.004cm" svg:height="0.179cm" svg:x="2.139cm" svg:y="11.299cm" svg:viewBox="0 0 5 180" draw:points="0,180 5,180 5,0 0,0">
          <text:p/>
        </draw:polygon>
        <draw:polygon draw:style-name="gr29" draw:text-style-name="P11" draw:layer="layout" svg:width="1.545cm" svg:height="0.179cm" svg:x="2.142cm" svg:y="11.074cm" svg:viewBox="0 0 1546 180" draw:points="0,180 1546,180 1546,0 0,0">
          <text:p/>
        </draw:polygon>
        <draw:polygon draw:style-name="gr3" draw:text-style-name="P3" draw:layer="layout" svg:width="0.441cm" svg:height="0.179cm" svg:x="3.692cm" svg:y="10.85cm" svg:viewBox="0 0 442 180" draw:points="0,180 442,180 442,0 0,0">
          <text:p/>
        </draw:polygon>
        <draw:polygon draw:style-name="gr3" draw:text-style-name="P3" draw:layer="layout" svg:width="0.44cm" svg:height="0.179cm" svg:x="4.134cm" svg:y="10.626cm" svg:viewBox="0 0 441 180" draw:points="0,180 441,180 441,0 0,0">
          <text:p/>
        </draw:polygon>
        <draw:polygon draw:style-name="gr3" draw:text-style-name="P3" draw:layer="layout" svg:width="0.287cm" svg:height="0.179cm" svg:x="4.575cm" svg:y="10.402cm" svg:viewBox="0 0 288 180" draw:points="0,180 288,180 288,0 0,0">
          <text:p/>
        </draw:polygon>
        <draw:polygon draw:style-name="gr3" draw:text-style-name="P3" draw:layer="layout" svg:width="2.056cm" svg:height="0.179cm" svg:x="4.863cm" svg:y="10.178cm" svg:viewBox="0 0 2057 180" draw:points="0,180 2057,180 2057,0 0,0">
          <text:p/>
        </draw:polygon>
        <draw:polygon draw:style-name="gr28" draw:text-style-name="P10" draw:layer="layout" svg:width="0.03cm" svg:height="0.179cm" svg:x="4.864cm" svg:y="9.954cm" svg:viewBox="0 0 31 180" draw:points="0,180 31,180 31,0 0,0">
          <text:p/>
        </draw:polygon>
        <draw:polygon draw:style-name="gr29" draw:text-style-name="P11" draw:layer="layout" svg:width="2.027cm" svg:height="0.179cm" svg:x="4.891cm" svg:y="9.729cm" svg:viewBox="0 0 2028 180" draw:points="0,180 2028,180 2028,0 0,0">
          <text:p/>
        </draw:polygon>
        <draw:polygon draw:style-name="gr3" draw:text-style-name="P3" draw:layer="layout" svg:width="0.122cm" svg:height="0.179cm" svg:x="6.92cm" svg:y="9.505cm" svg:viewBox="0 0 123 180" draw:points="0,180 123,180 123,0 0,0">
          <text:p/>
        </draw:polygon>
        <draw:polygon draw:style-name="gr3" draw:text-style-name="P3" draw:layer="layout" svg:width="0.121cm" svg:height="0.179cm" svg:x="7.043cm" svg:y="9.281cm" svg:viewBox="0 0 122 180" draw:points="0,180 122,180 122,0 0,0">
          <text:p/>
        </draw:polygon>
        <draw:polygon draw:style-name="gr3" draw:text-style-name="P3" draw:layer="layout" svg:width="0.079cm" svg:height="0.179cm" svg:x="7.165cm" svg:y="9.057cm" svg:viewBox="0 0 80 180" draw:points="0,180 80,180 80,0 0,0">
          <text:p/>
        </draw:polygon>
        <draw:polygon draw:style-name="gr3" draw:text-style-name="P3" draw:layer="layout" svg:width="0.476cm" svg:height="0.179cm" svg:x="7.245cm" svg:y="8.833cm" svg:viewBox="0 0 477 180" draw:points="0,180 477,180 477,0 0,0">
          <text:p/>
        </draw:polygon>
        <draw:polygon draw:style-name="gr28" draw:text-style-name="P10" draw:layer="layout" svg:width="0.033cm" svg:height="0.179cm" svg:x="7.245cm" svg:y="8.609cm" svg:viewBox="0 0 34 180" draw:points="0,180 34,180 34,0 0,0">
          <text:p/>
        </draw:polygon>
        <draw:polygon draw:style-name="gr29" draw:text-style-name="P11" draw:layer="layout" svg:width="0.443cm" svg:height="0.179cm" svg:x="7.277cm" svg:y="8.384cm" svg:viewBox="0 0 444 180" draw:points="0,180 444,180 444,0 0,0">
          <text:p/>
        </draw:polygon>
        <draw:polygon draw:style-name="gr3" draw:text-style-name="P3" draw:layer="layout" svg:width="0.034cm" svg:height="0.179cm" svg:x="7.722cm" svg:y="8.16cm" svg:viewBox="0 0 35 180" draw:points="0,180 35,180 35,0 0,0">
          <text:p/>
        </draw:polygon>
        <draw:polygon draw:style-name="gr3" draw:text-style-name="P3" draw:layer="layout" svg:width="0.033cm" svg:height="0.179cm" svg:x="7.757cm" svg:y="7.936cm" svg:viewBox="0 0 34 180" draw:points="0,180 34,180 34,0 0,0">
          <text:p/>
        </draw:polygon>
        <draw:polygon draw:style-name="gr3" draw:text-style-name="P3" draw:layer="layout" svg:width="0.021cm" svg:height="0.179cm" svg:x="7.791cm" svg:y="7.712cm" svg:viewBox="0 0 22 180" draw:points="0,180 22,180 22,0 0,0">
          <text:p/>
        </draw:polygon>
        <draw:polygon draw:style-name="gr3" draw:text-style-name="P3" draw:layer="layout" svg:width="0.001cm" svg:height="0.179cm" svg:x="7.813cm" svg:y="7.488cm" svg:viewBox="0 0 2 180" draw:points="0,180 2,180 2,0 0,0">
          <text:p/>
        </draw:polygon>
        <draw:polygon draw:style-name="gr3" draw:text-style-name="P3" draw:layer="layout" svg:width="0.174cm" svg:height="0.179cm" svg:x="7.815cm" svg:y="7.264cm" svg:viewBox="0 0 175 180" draw:points="0,180 175,180 175,0 0,0">
          <text:p/>
        </draw:polygon>
        <draw:polygon draw:style-name="gr3" draw:text-style-name="P3" draw:layer="layout" svg:width="0.091cm" svg:height="0.179cm" svg:x="7.99cm" svg:y="7.039cm" svg:viewBox="0 0 92 180" draw:points="0,180 92,180 92,0 0,0">
          <text:p/>
        </draw:polygon>
        <draw:polygon draw:style-name="gr3" draw:text-style-name="P3" draw:layer="layout" svg:width="0.001cm" svg:height="0.179cm" svg:x="8.082cm" svg:y="6.815cm" svg:viewBox="0 0 2 180" draw:points="0,180 2,180 2,0 0,0">
          <text:p/>
        </draw:polygon>
        <draw:polygon draw:style-name="gr3" draw:text-style-name="P3" draw:layer="layout" svg:width="0cm" svg:height="0.179cm" svg:x="8.084cm" svg:y="6.591cm" svg:viewBox="0 0 1 180" draw:points="0,180 1,180 1,0 0,0">
          <text:p/>
        </draw:polygon>
        <draw:line draw:style-name="gr30" draw:text-style-name="P4" draw:layer="layout" svg:x1="2.138cm" svg:y1="12.193cm" svg:x2="2.138cm" svg:y2="6.324cm">
          <text:p/>
        </draw:line>
        <draw:polygon draw:style-name="gr5" draw:text-style-name="P5" draw:layer="layout" svg:width="0cm" svg:height="0.093cm" svg:x="2.138cm" svg:y="12.193cm" svg:viewBox="0 0 0 94" draw:points="0,0 0,94">
          <text:p/>
        </draw:polygon>
        <draw:line draw:style-name="gr6" draw:text-style-name="P4" draw:layer="layout" svg:x1="2.138cm" svg:y1="12.193cm" svg:x2="2.138cm" svg:y2="12.287cm">
          <text:p/>
        </draw:line>
        <draw:line draw:style-name="gr30" draw:text-style-name="P4" draw:layer="layout" svg:x1="3.376cm" svg:y1="12.193cm" svg:x2="3.376cm" svg:y2="6.324cm">
          <text:p/>
        </draw:line>
        <draw:polygon draw:style-name="gr5" draw:text-style-name="P5" draw:layer="layout" svg:width="0cm" svg:height="0.093cm" svg:x="3.376cm" svg:y="12.193cm" svg:viewBox="0 0 0 94" draw:points="0,0 0,94">
          <text:p/>
        </draw:polygon>
        <draw:line draw:style-name="gr6" draw:text-style-name="P4" draw:layer="layout" svg:x1="3.376cm" svg:y1="12.193cm" svg:x2="3.376cm" svg:y2="12.287cm">
          <text:p/>
        </draw:line>
        <draw:frame draw:style-name="gr31" draw:text-style-name="P7" draw:layer="layout" svg:width="0.116cm" svg:height="0.279cm" svg:x="2.127cm" svg:y="12.359cm">
          <draw:text-box>
            <text:p text:style-name="P6"><text:span text:style-name="T1">0</text:span></text:p>
          </draw:text-box>
        </draw:frame>
        <draw:line draw:style-name="gr30" draw:text-style-name="P4" draw:layer="layout" svg:x1="4.613cm" svg:y1="12.193cm" svg:x2="4.613cm" svg:y2="6.324cm">
          <text:p/>
        </draw:line>
        <draw:polygon draw:style-name="gr5" draw:text-style-name="P5" draw:layer="layout" svg:width="0cm" svg:height="0.093cm" svg:x="4.613cm" svg:y="12.193cm" svg:viewBox="0 0 0 94" draw:points="0,0 0,94">
          <text:p/>
        </draw:polygon>
        <draw:line draw:style-name="gr6" draw:text-style-name="P4" draw:layer="layout" svg:x1="4.613cm" svg:y1="12.193cm" svg:x2="4.613cm" svg:y2="12.287cm">
          <text:p/>
        </draw:line>
        <draw:frame draw:style-name="gr32" draw:text-style-name="P7" draw:layer="layout" svg:width="0.231cm" svg:height="0.279cm" svg:x="3.354cm" svg:y="12.359cm">
          <draw:text-box>
            <text:p text:style-name="P6"><text:span text:style-name="T1">1</text:span><text:span text:style-name="T1">0</text:span></text:p>
          </draw:text-box>
        </draw:frame>
        <draw:line draw:style-name="gr30" draw:text-style-name="P4" draw:layer="layout" svg:x1="5.851cm" svg:y1="12.193cm" svg:x2="5.851cm" svg:y2="6.324cm">
          <text:p/>
        </draw:line>
        <draw:polygon draw:style-name="gr5" draw:text-style-name="P5" draw:layer="layout" svg:width="0cm" svg:height="0.093cm" svg:x="5.851cm" svg:y="12.193cm" svg:viewBox="0 0 0 94" draw:points="0,0 0,94">
          <text:p/>
        </draw:polygon>
        <draw:line draw:style-name="gr6" draw:text-style-name="P4" draw:layer="layout" svg:x1="5.851cm" svg:y1="12.193cm" svg:x2="5.851cm" svg:y2="12.287cm">
          <text:p/>
        </draw:line>
        <draw:frame draw:style-name="gr32" draw:text-style-name="P7" draw:layer="layout" svg:width="0.231cm" svg:height="0.279cm" svg:x="4.592cm" svg:y="12.359cm">
          <draw:text-box>
            <text:p text:style-name="P6"><text:span text:style-name="T1">2</text:span><text:span text:style-name="T1">0</text:span></text:p>
          </draw:text-box>
        </draw:frame>
        <draw:line draw:style-name="gr30" draw:text-style-name="P4" draw:layer="layout" svg:x1="7.089cm" svg:y1="12.193cm" svg:x2="7.089cm" svg:y2="6.324cm">
          <text:p/>
        </draw:line>
        <draw:polygon draw:style-name="gr5" draw:text-style-name="P5" draw:layer="layout" svg:width="0cm" svg:height="0.093cm" svg:x="7.089cm" svg:y="12.193cm" svg:viewBox="0 0 0 94" draw:points="0,0 0,94">
          <text:p/>
        </draw:polygon>
        <draw:line draw:style-name="gr6" draw:text-style-name="P4" draw:layer="layout" svg:x1="7.089cm" svg:y1="12.193cm" svg:x2="7.089cm" svg:y2="12.287cm">
          <text:p/>
        </draw:line>
        <draw:frame draw:style-name="gr32" draw:text-style-name="P7" draw:layer="layout" svg:width="0.231cm" svg:height="0.279cm" svg:x="5.829cm" svg:y="12.359cm">
          <draw:text-box>
            <text:p text:style-name="P6"><text:span text:style-name="T1">3</text:span><text:span text:style-name="T1">0</text:span></text:p>
          </draw:text-box>
        </draw:frame>
        <draw:line draw:style-name="gr30" draw:text-style-name="P4" draw:layer="layout" svg:x1="8.327cm" svg:y1="12.193cm" svg:x2="8.327cm" svg:y2="6.324cm">
          <text:p/>
        </draw:line>
        <draw:polygon draw:style-name="gr5" draw:text-style-name="P5" draw:layer="layout" svg:width="0cm" svg:height="0.093cm" svg:x="8.327cm" svg:y="12.193cm" svg:viewBox="0 0 0 94" draw:points="0,0 0,94">
          <text:p/>
        </draw:polygon>
        <draw:line draw:style-name="gr6" draw:text-style-name="P4" draw:layer="layout" svg:x1="8.327cm" svg:y1="12.193cm" svg:x2="8.327cm" svg:y2="12.287cm">
          <text:p/>
        </draw:line>
        <draw:frame draw:style-name="gr32" draw:text-style-name="P7" draw:layer="layout" svg:width="0.231cm" svg:height="0.279cm" svg:x="7.067cm" svg:y="12.359cm">
          <draw:text-box>
            <text:p text:style-name="P6"><text:span text:style-name="T1">4</text:span><text:span text:style-name="T1">0</text:span></text:p>
          </draw:text-box>
        </draw:frame>
        <draw:frame draw:style-name="gr33" draw:text-style-name="P7" draw:layer="layout" svg:width="0.552cm" svg:height="0.279cm" svg:x="8.205cm" svg:y="12.359cm">
          <draw:text-box>
            <text:p text:style-name="P6"><text:span text:style-name="T1">5</text:span><text:span text:style-name="T1">0</text:span><text:span text:style-name="T1"> </text:span><text:span text:style-name="T1">m</text:span><text:span text:style-name="T1">s</text:span></text:p>
          </draw:text-box>
        </draw:frame>
        <draw:line draw:style-name="gr30" draw:text-style-name="P4" draw:layer="layout" svg:x1="2.138cm" svg:y1="11.836cm" svg:x2="8.636cm" svg:y2="11.836cm">
          <text:p/>
        </draw:line>
        <draw:polygon draw:style-name="gr5" draw:text-style-name="P5" draw:layer="layout" svg:width="0.023cm" svg:height="0cm" svg:x="2.114cm" svg:y="11.836cm" svg:viewBox="0 0 24 0" draw:points="24,0 0,0">
          <text:p/>
        </draw:polygon>
        <draw:line draw:style-name="gr6" draw:text-style-name="P4" draw:layer="layout" svg:x1="2.138cm" svg:y1="11.836cm" svg:x2="2.114cm" svg:y2="11.836cm">
          <text:p/>
        </draw:line>
        <draw:line draw:style-name="gr30" draw:text-style-name="P4" draw:layer="layout" svg:x1="2.138cm" svg:y1="11.612cm" svg:x2="8.636cm" svg:y2="11.612cm">
          <text:p/>
        </draw:line>
        <draw:polygon draw:style-name="gr5" draw:text-style-name="P5" draw:layer="layout" svg:width="0.023cm" svg:height="0cm" svg:x="2.114cm" svg:y="11.612cm" svg:viewBox="0 0 24 0" draw:points="24,0 0,0">
          <text:p/>
        </draw:polygon>
        <draw:line draw:style-name="gr6" draw:text-style-name="P4" draw:layer="layout" svg:x1="2.138cm" svg:y1="11.612cm" svg:x2="2.114cm" svg:y2="11.612cm">
          <text:p/>
        </draw:line>
        <draw:line draw:style-name="gr30" draw:text-style-name="P4" draw:layer="layout" svg:x1="2.138cm" svg:y1="11.388cm" svg:x2="8.636cm" svg:y2="11.388cm">
          <text:p/>
        </draw:line>
        <draw:polygon draw:style-name="gr5" draw:text-style-name="P5" draw:layer="layout" svg:width="0.023cm" svg:height="0cm" svg:x="2.114cm" svg:y="11.388cm" svg:viewBox="0 0 24 0" draw:points="24,0 0,0">
          <text:p/>
        </draw:polygon>
        <draw:line draw:style-name="gr6" draw:text-style-name="P4" draw:layer="layout" svg:x1="2.138cm" svg:y1="11.388cm" svg:x2="2.114cm" svg:y2="11.388cm">
          <text:p/>
        </draw:line>
        <draw:line draw:style-name="gr30" draw:text-style-name="P4" draw:layer="layout" svg:x1="2.138cm" svg:y1="11.164cm" svg:x2="8.636cm" svg:y2="11.164cm">
          <text:p/>
        </draw:line>
        <draw:polygon draw:style-name="gr5" draw:text-style-name="P5" draw:layer="layout" svg:width="0.023cm" svg:height="0cm" svg:x="2.114cm" svg:y="11.164cm" svg:viewBox="0 0 24 0" draw:points="24,0 0,0">
          <text:p/>
        </draw:polygon>
        <draw:line draw:style-name="gr6" draw:text-style-name="P4" draw:layer="layout" svg:x1="2.138cm" svg:y1="11.164cm" svg:x2="2.114cm" svg:y2="11.164cm">
          <text:p/>
        </draw:line>
        <draw:line draw:style-name="gr30" draw:text-style-name="P4" draw:layer="layout" svg:x1="2.138cm" svg:y1="10.94cm" svg:x2="8.636cm" svg:y2="10.94cm">
          <text:p/>
        </draw:line>
        <draw:polygon draw:style-name="gr5" draw:text-style-name="P5" draw:layer="layout" svg:width="0.023cm" svg:height="0cm" svg:x="2.114cm" svg:y="10.94cm" svg:viewBox="0 0 24 0" draw:points="24,0 0,0">
          <text:p/>
        </draw:polygon>
        <draw:line draw:style-name="gr6" draw:text-style-name="P4" draw:layer="layout" svg:x1="2.138cm" svg:y1="10.94cm" svg:x2="2.114cm" svg:y2="10.94cm">
          <text:p/>
        </draw:line>
        <draw:line draw:style-name="gr30" draw:text-style-name="P4" draw:layer="layout" svg:x1="2.138cm" svg:y1="10.716cm" svg:x2="8.636cm" svg:y2="10.716cm">
          <text:p/>
        </draw:line>
        <draw:polygon draw:style-name="gr5" draw:text-style-name="P5" draw:layer="layout" svg:width="0.023cm" svg:height="0cm" svg:x="2.114cm" svg:y="10.716cm" svg:viewBox="0 0 24 0" draw:points="24,0 0,0">
          <text:p/>
        </draw:polygon>
        <draw:line draw:style-name="gr6" draw:text-style-name="P4" draw:layer="layout" svg:x1="2.138cm" svg:y1="10.716cm" svg:x2="2.114cm" svg:y2="10.716cm">
          <text:p/>
        </draw:line>
        <draw:line draw:style-name="gr30" draw:text-style-name="P4" draw:layer="layout" svg:x1="2.138cm" svg:y1="10.491cm" svg:x2="8.636cm" svg:y2="10.491cm">
          <text:p/>
        </draw:line>
        <draw:polygon draw:style-name="gr5" draw:text-style-name="P5" draw:layer="layout" svg:width="0.023cm" svg:height="0cm" svg:x="2.114cm" svg:y="10.491cm" svg:viewBox="0 0 24 0" draw:points="24,0 0,0">
          <text:p/>
        </draw:polygon>
        <draw:line draw:style-name="gr6" draw:text-style-name="P4" draw:layer="layout" svg:x1="2.138cm" svg:y1="10.491cm" svg:x2="2.114cm" svg:y2="10.491cm">
          <text:p/>
        </draw:line>
        <draw:line draw:style-name="gr30" draw:text-style-name="P4" draw:layer="layout" svg:x1="2.138cm" svg:y1="10.267cm" svg:x2="8.636cm" svg:y2="10.267cm">
          <text:p/>
        </draw:line>
        <draw:polygon draw:style-name="gr5" draw:text-style-name="P5" draw:layer="layout" svg:width="0.023cm" svg:height="0cm" svg:x="2.114cm" svg:y="10.267cm" svg:viewBox="0 0 24 0" draw:points="24,0 0,0">
          <text:p/>
        </draw:polygon>
        <draw:line draw:style-name="gr6" draw:text-style-name="P4" draw:layer="layout" svg:x1="2.138cm" svg:y1="10.267cm" svg:x2="2.114cm" svg:y2="10.267cm">
          <text:p/>
        </draw:line>
        <draw:line draw:style-name="gr30" draw:text-style-name="P4" draw:layer="layout" svg:x1="2.138cm" svg:y1="10.043cm" svg:x2="8.636cm" svg:y2="10.043cm">
          <text:p/>
        </draw:line>
        <draw:polygon draw:style-name="gr5" draw:text-style-name="P5" draw:layer="layout" svg:width="0.023cm" svg:height="0cm" svg:x="2.114cm" svg:y="10.043cm" svg:viewBox="0 0 24 0" draw:points="24,0 0,0">
          <text:p/>
        </draw:polygon>
        <draw:line draw:style-name="gr6" draw:text-style-name="P4" draw:layer="layout" svg:x1="2.138cm" svg:y1="10.043cm" svg:x2="2.114cm" svg:y2="10.043cm">
          <text:p/>
        </draw:line>
        <draw:line draw:style-name="gr30" draw:text-style-name="P4" draw:layer="layout" svg:x1="2.138cm" svg:y1="9.819cm" svg:x2="8.636cm" svg:y2="9.819cm">
          <text:p/>
        </draw:line>
        <draw:polygon draw:style-name="gr5" draw:text-style-name="P5" draw:layer="layout" svg:width="0.023cm" svg:height="0cm" svg:x="2.114cm" svg:y="9.819cm" svg:viewBox="0 0 24 0" draw:points="24,0 0,0">
          <text:p/>
        </draw:polygon>
        <draw:line draw:style-name="gr6" draw:text-style-name="P4" draw:layer="layout" svg:x1="2.138cm" svg:y1="9.819cm" svg:x2="2.114cm" svg:y2="9.819cm">
          <text:p/>
        </draw:line>
        <draw:line draw:style-name="gr30" draw:text-style-name="P4" draw:layer="layout" svg:x1="2.138cm" svg:y1="9.595cm" svg:x2="8.636cm" svg:y2="9.595cm">
          <text:p/>
        </draw:line>
        <draw:polygon draw:style-name="gr5" draw:text-style-name="P5" draw:layer="layout" svg:width="0.023cm" svg:height="0cm" svg:x="2.114cm" svg:y="9.595cm" svg:viewBox="0 0 24 0" draw:points="24,0 0,0">
          <text:p/>
        </draw:polygon>
        <draw:line draw:style-name="gr6" draw:text-style-name="P4" draw:layer="layout" svg:x1="2.138cm" svg:y1="9.595cm" svg:x2="2.114cm" svg:y2="9.595cm">
          <text:p/>
        </draw:line>
        <draw:line draw:style-name="gr30" draw:text-style-name="P4" draw:layer="layout" svg:x1="2.138cm" svg:y1="9.371cm" svg:x2="8.636cm" svg:y2="9.371cm">
          <text:p/>
        </draw:line>
        <draw:polygon draw:style-name="gr5" draw:text-style-name="P5" draw:layer="layout" svg:width="0.023cm" svg:height="0cm" svg:x="2.114cm" svg:y="9.371cm" svg:viewBox="0 0 24 0" draw:points="24,0 0,0">
          <text:p/>
        </draw:polygon>
        <draw:line draw:style-name="gr6" draw:text-style-name="P4" draw:layer="layout" svg:x1="2.138cm" svg:y1="9.371cm" svg:x2="2.114cm" svg:y2="9.371cm">
          <text:p/>
        </draw:line>
        <draw:line draw:style-name="gr30" draw:text-style-name="P4" draw:layer="layout" svg:x1="2.138cm" svg:y1="9.146cm" svg:x2="8.636cm" svg:y2="9.146cm">
          <text:p/>
        </draw:line>
        <draw:polygon draw:style-name="gr5" draw:text-style-name="P5" draw:layer="layout" svg:width="0.023cm" svg:height="0cm" svg:x="2.114cm" svg:y="9.146cm" svg:viewBox="0 0 24 0" draw:points="24,0 0,0">
          <text:p/>
        </draw:polygon>
        <draw:line draw:style-name="gr6" draw:text-style-name="P4" draw:layer="layout" svg:x1="2.138cm" svg:y1="9.146cm" svg:x2="2.114cm" svg:y2="9.146cm">
          <text:p/>
        </draw:line>
        <draw:line draw:style-name="gr30" draw:text-style-name="P4" draw:layer="layout" svg:x1="2.138cm" svg:y1="8.922cm" svg:x2="8.636cm" svg:y2="8.922cm">
          <text:p/>
        </draw:line>
        <draw:polygon draw:style-name="gr5" draw:text-style-name="P5" draw:layer="layout" svg:width="0.023cm" svg:height="0cm" svg:x="2.114cm" svg:y="8.922cm" svg:viewBox="0 0 24 0" draw:points="24,0 0,0">
          <text:p/>
        </draw:polygon>
        <draw:line draw:style-name="gr6" draw:text-style-name="P4" draw:layer="layout" svg:x1="2.138cm" svg:y1="8.922cm" svg:x2="2.114cm" svg:y2="8.922cm">
          <text:p/>
        </draw:line>
        <draw:line draw:style-name="gr30" draw:text-style-name="P4" draw:layer="layout" svg:x1="2.138cm" svg:y1="8.698cm" svg:x2="8.636cm" svg:y2="8.698cm">
          <text:p/>
        </draw:line>
        <draw:polygon draw:style-name="gr5" draw:text-style-name="P5" draw:layer="layout" svg:width="0.023cm" svg:height="0cm" svg:x="2.114cm" svg:y="8.698cm" svg:viewBox="0 0 24 0" draw:points="24,0 0,0">
          <text:p/>
        </draw:polygon>
        <draw:line draw:style-name="gr6" draw:text-style-name="P4" draw:layer="layout" svg:x1="2.138cm" svg:y1="8.698cm" svg:x2="2.114cm" svg:y2="8.698cm">
          <text:p/>
        </draw:line>
        <draw:line draw:style-name="gr30" draw:text-style-name="P4" draw:layer="layout" svg:x1="2.138cm" svg:y1="8.474cm" svg:x2="8.636cm" svg:y2="8.474cm">
          <text:p/>
        </draw:line>
        <draw:polygon draw:style-name="gr5" draw:text-style-name="P5" draw:layer="layout" svg:width="0.023cm" svg:height="0cm" svg:x="2.114cm" svg:y="8.474cm" svg:viewBox="0 0 24 0" draw:points="24,0 0,0">
          <text:p/>
        </draw:polygon>
        <draw:line draw:style-name="gr6" draw:text-style-name="P4" draw:layer="layout" svg:x1="2.138cm" svg:y1="8.474cm" svg:x2="2.114cm" svg:y2="8.474cm">
          <text:p/>
        </draw:line>
        <draw:line draw:style-name="gr30" draw:text-style-name="P4" draw:layer="layout" svg:x1="2.138cm" svg:y1="8.25cm" svg:x2="8.636cm" svg:y2="8.25cm">
          <text:p/>
        </draw:line>
        <draw:polygon draw:style-name="gr5" draw:text-style-name="P5" draw:layer="layout" svg:width="0.023cm" svg:height="0cm" svg:x="2.114cm" svg:y="8.25cm" svg:viewBox="0 0 24 0" draw:points="24,0 0,0">
          <text:p/>
        </draw:polygon>
        <draw:line draw:style-name="gr6" draw:text-style-name="P4" draw:layer="layout" svg:x1="2.138cm" svg:y1="8.25cm" svg:x2="2.114cm" svg:y2="8.25cm">
          <text:p/>
        </draw:line>
        <draw:line draw:style-name="gr30" draw:text-style-name="P4" draw:layer="layout" svg:x1="2.138cm" svg:y1="8.026cm" svg:x2="8.636cm" svg:y2="8.026cm">
          <text:p/>
        </draw:line>
        <draw:polygon draw:style-name="gr5" draw:text-style-name="P5" draw:layer="layout" svg:width="0.023cm" svg:height="0cm" svg:x="2.114cm" svg:y="8.026cm" svg:viewBox="0 0 24 0" draw:points="24,0 0,0">
          <text:p/>
        </draw:polygon>
        <draw:line draw:style-name="gr6" draw:text-style-name="P4" draw:layer="layout" svg:x1="2.138cm" svg:y1="8.026cm" svg:x2="2.114cm" svg:y2="8.026cm">
          <text:p/>
        </draw:line>
        <draw:line draw:style-name="gr30" draw:text-style-name="P4" draw:layer="layout" svg:x1="2.138cm" svg:y1="7.801cm" svg:x2="8.636cm" svg:y2="7.801cm">
          <text:p/>
        </draw:line>
        <draw:polygon draw:style-name="gr5" draw:text-style-name="P5" draw:layer="layout" svg:width="0.023cm" svg:height="0cm" svg:x="2.114cm" svg:y="7.801cm" svg:viewBox="0 0 24 0" draw:points="24,0 0,0">
          <text:p/>
        </draw:polygon>
        <draw:line draw:style-name="gr6" draw:text-style-name="P4" draw:layer="layout" svg:x1="2.138cm" svg:y1="7.801cm" svg:x2="2.114cm" svg:y2="7.801cm">
          <text:p/>
        </draw:line>
        <draw:line draw:style-name="gr30" draw:text-style-name="P4" draw:layer="layout" svg:x1="2.138cm" svg:y1="7.577cm" svg:x2="8.636cm" svg:y2="7.577cm">
          <text:p/>
        </draw:line>
        <draw:polygon draw:style-name="gr5" draw:text-style-name="P5" draw:layer="layout" svg:width="0.023cm" svg:height="0cm" svg:x="2.114cm" svg:y="7.577cm" svg:viewBox="0 0 24 0" draw:points="24,0 0,0">
          <text:p/>
        </draw:polygon>
        <draw:line draw:style-name="gr6" draw:text-style-name="P4" draw:layer="layout" svg:x1="2.138cm" svg:y1="7.577cm" svg:x2="2.114cm" svg:y2="7.577cm">
          <text:p/>
        </draw:line>
        <draw:line draw:style-name="gr30" draw:text-style-name="P4" draw:layer="layout" svg:x1="2.138cm" svg:y1="7.353cm" svg:x2="8.636cm" svg:y2="7.353cm">
          <text:p/>
        </draw:line>
        <draw:polygon draw:style-name="gr5" draw:text-style-name="P5" draw:layer="layout" svg:width="0.023cm" svg:height="0cm" svg:x="2.114cm" svg:y="7.353cm" svg:viewBox="0 0 24 0" draw:points="24,0 0,0">
          <text:p/>
        </draw:polygon>
        <draw:line draw:style-name="gr6" draw:text-style-name="P4" draw:layer="layout" svg:x1="2.138cm" svg:y1="7.353cm" svg:x2="2.114cm" svg:y2="7.353cm">
          <text:p/>
        </draw:line>
        <draw:line draw:style-name="gr30" draw:text-style-name="P4" draw:layer="layout" svg:x1="2.138cm" svg:y1="7.129cm" svg:x2="8.636cm" svg:y2="7.129cm">
          <text:p/>
        </draw:line>
        <draw:polygon draw:style-name="gr5" draw:text-style-name="P5" draw:layer="layout" svg:width="0.023cm" svg:height="0cm" svg:x="2.114cm" svg:y="7.129cm" svg:viewBox="0 0 24 0" draw:points="24,0 0,0">
          <text:p/>
        </draw:polygon>
        <draw:line draw:style-name="gr6" draw:text-style-name="P4" draw:layer="layout" svg:x1="2.138cm" svg:y1="7.129cm" svg:x2="2.114cm" svg:y2="7.129cm">
          <text:p/>
        </draw:line>
        <draw:line draw:style-name="gr30" draw:text-style-name="P4" draw:layer="layout" svg:x1="2.138cm" svg:y1="6.905cm" svg:x2="8.636cm" svg:y2="6.905cm">
          <text:p/>
        </draw:line>
        <draw:polygon draw:style-name="gr5" draw:text-style-name="P5" draw:layer="layout" svg:width="0.023cm" svg:height="0cm" svg:x="2.114cm" svg:y="6.905cm" svg:viewBox="0 0 24 0" draw:points="24,0 0,0">
          <text:p/>
        </draw:polygon>
        <draw:line draw:style-name="gr6" draw:text-style-name="P4" draw:layer="layout" svg:x1="2.138cm" svg:y1="6.905cm" svg:x2="2.114cm" svg:y2="6.905cm">
          <text:p/>
        </draw:line>
        <draw:line draw:style-name="gr30" draw:text-style-name="P4" draw:layer="layout" svg:x1="2.138cm" svg:y1="6.681cm" svg:x2="8.636cm" svg:y2="6.681cm">
          <text:p/>
        </draw:line>
        <draw:polygon draw:style-name="gr5" draw:text-style-name="P5" draw:layer="layout" svg:width="0.023cm" svg:height="0cm" svg:x="2.114cm" svg:y="6.681cm" svg:viewBox="0 0 24 0" draw:points="24,0 0,0">
          <text:p/>
        </draw:polygon>
        <draw:line draw:style-name="gr6" draw:text-style-name="P4" draw:layer="layout" svg:x1="2.138cm" svg:y1="6.681cm" svg:x2="2.114cm" svg:y2="6.681cm">
          <text:p/>
        </draw:line>
        <draw:line draw:style-name="gr27" draw:text-style-name="P4" draw:layer="layout" svg:x1="2.138cm" svg:y1="12.193cm" svg:x2="2.138cm" svg:y2="6.324cm">
          <text:p/>
        </draw:line>
        <draw:line draw:style-name="gr27" draw:text-style-name="P4" draw:layer="layout" svg:x1="8.636cm" svg:y1="12.193cm" svg:x2="8.636cm" svg:y2="6.324cm">
          <text:p/>
        </draw:line>
        <draw:line draw:style-name="gr27" draw:text-style-name="P4" draw:layer="layout" svg:x1="2.138cm" svg:y1="12.193cm" svg:x2="8.636cm" svg:y2="12.193cm">
          <text:p/>
        </draw:line>
        <draw:line draw:style-name="gr27" draw:text-style-name="P4" draw:layer="layout" svg:x1="2.138cm" svg:y1="6.324cm" svg:x2="8.636cm" svg:y2="6.324cm">
          <text:p/>
        </draw:line>
        <draw:polygon draw:style-name="gr1" draw:text-style-name="P1" draw:layer="layout" svg:width="6.497cm" svg:height="5.858cm" svg:x="2.138cm" svg:y="13.741cm" svg:viewBox="0 0 6498 5859" draw:points="0,5859 6498,5859 6498,0 0,0">
          <text:p/>
        </draw:polygon>
        <draw:polygon draw:style-name="gr2" draw:text-style-name="P2" draw:layer="layout" svg:width="3.454cm" svg:height="0.178cm" svg:x="2.138cm" svg:y="19.154cm" svg:viewBox="0 0 3455 179" draw:points="0,179 3455,179 3455,0 0,0">
          <text:p/>
        </draw:polygon>
        <draw:polygon draw:style-name="gr3" draw:text-style-name="P3" draw:layer="layout" svg:width="0.864cm" svg:height="0.178cm" svg:x="2.138cm" svg:y="18.93cm" svg:viewBox="0 0 865 179" draw:points="0,179 865,179 865,0 0,0">
          <text:p/>
        </draw:polygon>
        <draw:polygon draw:style-name="gr28" draw:text-style-name="P10" draw:layer="layout" svg:width="0.004cm" svg:height="0.178cm" svg:x="2.139cm" svg:y="18.706cm" svg:viewBox="0 0 5 179" draw:points="0,179 5,179 5,0 0,0">
          <text:p/>
        </draw:polygon>
        <draw:polygon draw:style-name="gr29" draw:text-style-name="P11" draw:layer="layout" svg:width="0.856cm" svg:height="0.178cm" svg:x="2.142cm" svg:y="18.483cm" svg:viewBox="0 0 857 179" draw:points="0,179 857,179 857,0 0,0">
          <text:p/>
        </draw:polygon>
        <draw:polygon draw:style-name="gr3" draw:text-style-name="P3" draw:layer="layout" svg:width="0.441cm" svg:height="0.178cm" svg:x="3.003cm" svg:y="18.259cm" svg:viewBox="0 0 442 179" draw:points="0,179 442,179 442,0 0,0">
          <text:p/>
        </draw:polygon>
        <draw:polygon draw:style-name="gr3" draw:text-style-name="P3" draw:layer="layout" svg:width="0.44cm" svg:height="0.178cm" svg:x="3.445cm" svg:y="18.035cm" svg:viewBox="0 0 441 179" draw:points="0,179 441,179 441,0 0,0">
          <text:p/>
        </draw:polygon>
        <draw:polygon draw:style-name="gr3" draw:text-style-name="P3" draw:layer="layout" svg:width="0.287cm" svg:height="0.178cm" svg:x="3.886cm" svg:y="17.811cm" svg:viewBox="0 0 288 179" draw:points="0,179 288,179 288,0 0,0">
          <text:p/>
        </draw:polygon>
        <draw:polygon draw:style-name="gr3" draw:text-style-name="P3" draw:layer="layout" svg:width="0.574cm" svg:height="0.178cm" svg:x="4.175cm" svg:y="17.588cm" svg:viewBox="0 0 575 179" draw:points="0,179 575,179 575,0 0,0">
          <text:p/>
        </draw:polygon>
        <draw:polygon draw:style-name="gr28" draw:text-style-name="P10" draw:layer="layout" svg:width="0.03cm" svg:height="0.178cm" svg:x="4.175cm" svg:y="17.364cm" svg:viewBox="0 0 31 179" draw:points="0,179 31,179 31,0 0,0">
          <text:p/>
        </draw:polygon>
        <draw:polygon draw:style-name="gr29" draw:text-style-name="P11" draw:layer="layout" svg:width="0.545cm" svg:height="0.178cm" svg:x="4.202cm" svg:y="17.14cm" svg:viewBox="0 0 546 179" draw:points="0,179 546,179 546,0 0,0">
          <text:p/>
        </draw:polygon>
        <draw:polygon draw:style-name="gr3" draw:text-style-name="P3" draw:layer="layout" svg:width="0.121cm" svg:height="0.178cm" svg:x="4.75cm" svg:y="16.916cm" svg:viewBox="0 0 122 179" draw:points="0,179 122,179 122,0 0,0">
          <text:p/>
        </draw:polygon>
        <draw:polygon draw:style-name="gr3" draw:text-style-name="P3" draw:layer="layout" svg:width="0.121cm" svg:height="0.178cm" svg:x="4.873cm" svg:y="16.693cm" svg:viewBox="0 0 122 179" draw:points="0,179 122,179 122,0 0,0">
          <text:p/>
        </draw:polygon>
        <draw:polygon draw:style-name="gr3" draw:text-style-name="P3" draw:layer="layout" svg:width="0.079cm" svg:height="0.178cm" svg:x="4.995cm" svg:y="16.469cm" svg:viewBox="0 0 80 179" draw:points="0,179 80,179 80,0 0,0">
          <text:p/>
        </draw:polygon>
        <draw:polygon draw:style-name="gr3" draw:text-style-name="P3" draw:layer="layout" svg:width="0.154cm" svg:height="0.178cm" svg:x="5.074cm" svg:y="16.245cm" svg:viewBox="0 0 155 179" draw:points="0,179 155,179 155,0 0,0">
          <text:p/>
        </draw:polygon>
        <draw:polygon draw:style-name="gr28" draw:text-style-name="P10" draw:layer="layout" svg:width="0.033cm" svg:height="0.178cm" svg:x="5.075cm" svg:y="16.021cm" svg:viewBox="0 0 34 179" draw:points="0,179 34,179 34,0 0,0">
          <text:p/>
        </draw:polygon>
        <draw:polygon draw:style-name="gr29" draw:text-style-name="P11" draw:layer="layout" svg:width="0.121cm" svg:height="0.178cm" svg:x="5.107cm" svg:y="15.798cm" svg:viewBox="0 0 122 179" draw:points="0,179 122,179 122,0 0,0">
          <text:p/>
        </draw:polygon>
        <draw:polygon draw:style-name="gr3" draw:text-style-name="P3" draw:layer="layout" svg:width="0.034cm" svg:height="0.178cm" svg:x="5.229cm" svg:y="15.574cm" svg:viewBox="0 0 35 179" draw:points="0,179 35,179 35,0 0,0">
          <text:p/>
        </draw:polygon>
        <draw:polygon draw:style-name="gr3" draw:text-style-name="P3" draw:layer="layout" svg:width="0.033cm" svg:height="0.178cm" svg:x="5.264cm" svg:y="15.35cm" svg:viewBox="0 0 34 179" draw:points="0,179 34,179 34,0 0,0">
          <text:p/>
        </draw:polygon>
        <draw:polygon draw:style-name="gr3" draw:text-style-name="P3" draw:layer="layout" svg:width="0.021cm" svg:height="0.178cm" svg:x="5.298cm" svg:y="15.126cm" svg:viewBox="0 0 22 179" draw:points="0,179 22,179 22,0 0,0">
          <text:p/>
        </draw:polygon>
        <draw:polygon draw:style-name="gr3" draw:text-style-name="P3" draw:layer="layout" svg:width="0.001cm" svg:height="0.178cm" svg:x="5.32cm" svg:y="14.903cm" svg:viewBox="0 0 2 179" draw:points="0,179 2,179 2,0 0,0">
          <text:p/>
        </draw:polygon>
        <draw:polygon draw:style-name="gr3" draw:text-style-name="P3" draw:layer="layout" svg:width="0.174cm" svg:height="0.178cm" svg:x="5.322cm" svg:y="14.679cm" svg:viewBox="0 0 175 179" draw:points="0,179 175,179 175,0 0,0">
          <text:p/>
        </draw:polygon>
        <draw:polygon draw:style-name="gr3" draw:text-style-name="P3" draw:layer="layout" svg:width="0.091cm" svg:height="0.178cm" svg:x="5.497cm" svg:y="14.455cm" svg:viewBox="0 0 92 179" draw:points="0,179 92,179 92,0 0,0">
          <text:p/>
        </draw:polygon>
        <draw:polygon draw:style-name="gr3" draw:text-style-name="P3" draw:layer="layout" svg:width="0.001cm" svg:height="0.178cm" svg:x="5.589cm" svg:y="14.231cm" svg:viewBox="0 0 2 179" draw:points="0,179 2,179 2,0 0,0">
          <text:p/>
        </draw:polygon>
        <draw:polygon draw:style-name="gr3" draw:text-style-name="P3" draw:layer="layout" svg:width="0cm" svg:height="0.178cm" svg:x="5.591cm" svg:y="14.008cm" svg:viewBox="0 0 1 179" draw:points="0,179 1,179 1,0 0,0">
          <text:p/>
        </draw:polygon>
        <draw:line draw:style-name="gr30" draw:text-style-name="P4" draw:layer="layout" svg:x1="2.138cm" svg:y1="19.599cm" svg:x2="2.138cm" svg:y2="13.741cm">
          <text:p/>
        </draw:line>
        <draw:polygon draw:style-name="gr5" draw:text-style-name="P5" draw:layer="layout" svg:width="0cm" svg:height="0.093cm" svg:x="2.138cm" svg:y="19.599cm" svg:viewBox="0 0 0 94" draw:points="0,0 0,94">
          <text:p/>
        </draw:polygon>
        <draw:line draw:style-name="gr6" draw:text-style-name="P4" draw:layer="layout" svg:x1="2.138cm" svg:y1="19.599cm" svg:x2="2.138cm" svg:y2="19.693cm">
          <text:p/>
        </draw:line>
        <draw:line draw:style-name="gr30" draw:text-style-name="P4" draw:layer="layout" svg:x1="3.376cm" svg:y1="19.599cm" svg:x2="3.376cm" svg:y2="13.741cm">
          <text:p/>
        </draw:line>
        <draw:polygon draw:style-name="gr5" draw:text-style-name="P5" draw:layer="layout" svg:width="0cm" svg:height="0.093cm" svg:x="3.376cm" svg:y="19.599cm" svg:viewBox="0 0 0 94" draw:points="0,0 0,94">
          <text:p/>
        </draw:polygon>
        <draw:line draw:style-name="gr6" draw:text-style-name="P4" draw:layer="layout" svg:x1="3.376cm" svg:y1="19.599cm" svg:x2="3.376cm" svg:y2="19.693cm">
          <text:p/>
        </draw:line>
        <draw:frame draw:style-name="gr34" draw:text-style-name="P7" draw:layer="layout" svg:width="0.116cm" svg:height="0.239cm" svg:x="2.127cm" svg:y="19.765cm">
          <draw:text-box>
            <text:p text:style-name="P6"><text:span text:style-name="T1">0</text:span></text:p>
          </draw:text-box>
        </draw:frame>
        <draw:line draw:style-name="gr30" draw:text-style-name="P4" draw:layer="layout" svg:x1="4.613cm" svg:y1="19.599cm" svg:x2="4.613cm" svg:y2="13.741cm">
          <text:p/>
        </draw:line>
        <draw:polygon draw:style-name="gr5" draw:text-style-name="P5" draw:layer="layout" svg:width="0cm" svg:height="0.093cm" svg:x="4.613cm" svg:y="19.599cm" svg:viewBox="0 0 0 94" draw:points="0,0 0,94">
          <text:p/>
        </draw:polygon>
        <draw:line draw:style-name="gr6" draw:text-style-name="P4" draw:layer="layout" svg:x1="4.613cm" svg:y1="19.599cm" svg:x2="4.613cm" svg:y2="19.693cm">
          <text:p/>
        </draw:line>
        <draw:frame draw:style-name="gr35" draw:text-style-name="P7" draw:layer="layout" svg:width="0.231cm" svg:height="0.239cm" svg:x="3.354cm" svg:y="19.765cm">
          <draw:text-box>
            <text:p text:style-name="P6"><text:span text:style-name="T1">1</text:span><text:span text:style-name="T1">0</text:span></text:p>
          </draw:text-box>
        </draw:frame>
        <draw:line draw:style-name="gr30" draw:text-style-name="P4" draw:layer="layout" svg:x1="5.851cm" svg:y1="19.599cm" svg:x2="5.851cm" svg:y2="13.741cm">
          <text:p/>
        </draw:line>
        <draw:polygon draw:style-name="gr5" draw:text-style-name="P5" draw:layer="layout" svg:width="0cm" svg:height="0.093cm" svg:x="5.851cm" svg:y="19.599cm" svg:viewBox="0 0 0 94" draw:points="0,0 0,94">
          <text:p/>
        </draw:polygon>
        <draw:line draw:style-name="gr6" draw:text-style-name="P4" draw:layer="layout" svg:x1="5.851cm" svg:y1="19.599cm" svg:x2="5.851cm" svg:y2="19.693cm">
          <text:p/>
        </draw:line>
        <draw:frame draw:style-name="gr35" draw:text-style-name="P7" draw:layer="layout" svg:width="0.231cm" svg:height="0.239cm" svg:x="4.592cm" svg:y="19.765cm">
          <draw:text-box>
            <text:p text:style-name="P6"><text:span text:style-name="T1">2</text:span><text:span text:style-name="T1">0</text:span></text:p>
          </draw:text-box>
        </draw:frame>
        <draw:line draw:style-name="gr30" draw:text-style-name="P4" draw:layer="layout" svg:x1="7.089cm" svg:y1="19.599cm" svg:x2="7.089cm" svg:y2="13.741cm">
          <text:p/>
        </draw:line>
        <draw:polygon draw:style-name="gr5" draw:text-style-name="P5" draw:layer="layout" svg:width="0cm" svg:height="0.093cm" svg:x="7.089cm" svg:y="19.599cm" svg:viewBox="0 0 0 94" draw:points="0,0 0,94">
          <text:p/>
        </draw:polygon>
        <draw:line draw:style-name="gr6" draw:text-style-name="P4" draw:layer="layout" svg:x1="7.089cm" svg:y1="19.599cm" svg:x2="7.089cm" svg:y2="19.693cm">
          <text:p/>
        </draw:line>
        <draw:frame draw:style-name="gr35" draw:text-style-name="P7" draw:layer="layout" svg:width="0.231cm" svg:height="0.239cm" svg:x="5.829cm" svg:y="19.765cm">
          <draw:text-box>
            <text:p text:style-name="P6"><text:span text:style-name="T1">3</text:span><text:span text:style-name="T1">0</text:span></text:p>
          </draw:text-box>
        </draw:frame>
        <draw:line draw:style-name="gr30" draw:text-style-name="P4" draw:layer="layout" svg:x1="8.327cm" svg:y1="19.599cm" svg:x2="8.327cm" svg:y2="13.741cm">
          <text:p/>
        </draw:line>
        <draw:polygon draw:style-name="gr5" draw:text-style-name="P5" draw:layer="layout" svg:width="0cm" svg:height="0.093cm" svg:x="8.327cm" svg:y="19.599cm" svg:viewBox="0 0 0 94" draw:points="0,0 0,94">
          <text:p/>
        </draw:polygon>
        <draw:line draw:style-name="gr6" draw:text-style-name="P4" draw:layer="layout" svg:x1="8.327cm" svg:y1="19.599cm" svg:x2="8.327cm" svg:y2="19.693cm">
          <text:p/>
        </draw:line>
        <draw:frame draw:style-name="gr35" draw:text-style-name="P7" draw:layer="layout" svg:width="0.231cm" svg:height="0.239cm" svg:x="7.067cm" svg:y="19.765cm">
          <draw:text-box>
            <text:p text:style-name="P6"><text:span text:style-name="T1">4</text:span><text:span text:style-name="T1">0</text:span></text:p>
          </draw:text-box>
        </draw:frame>
        <draw:frame draw:style-name="gr36" draw:text-style-name="P7" draw:layer="layout" svg:width="0.552cm" svg:height="0.239cm" svg:x="8.205cm" svg:y="19.765cm">
          <draw:text-box>
            <text:p text:style-name="P6"><text:span text:style-name="T1">5</text:span><text:span text:style-name="T1">0</text:span><text:span text:style-name="T1"> </text:span><text:span text:style-name="T1">m</text:span><text:span text:style-name="T1">s</text:span></text:p>
          </draw:text-box>
        </draw:frame>
        <draw:line draw:style-name="gr30" draw:text-style-name="P4" draw:layer="layout" svg:x1="2.138cm" svg:y1="19.243cm" svg:x2="8.636cm" svg:y2="19.243cm">
          <text:p/>
        </draw:line>
        <draw:polygon draw:style-name="gr5" draw:text-style-name="P5" draw:layer="layout" svg:width="0.023cm" svg:height="0cm" svg:x="2.114cm" svg:y="19.243cm" svg:viewBox="0 0 24 0" draw:points="24,0 0,0">
          <text:p/>
        </draw:polygon>
        <draw:line draw:style-name="gr6" draw:text-style-name="P4" draw:layer="layout" svg:x1="2.138cm" svg:y1="19.243cm" svg:x2="2.114cm" svg:y2="19.243cm">
          <text:p/>
        </draw:line>
        <draw:line draw:style-name="gr30" draw:text-style-name="P4" draw:layer="layout" svg:x1="2.138cm" svg:y1="19.02cm" svg:x2="8.636cm" svg:y2="19.02cm">
          <text:p/>
        </draw:line>
        <draw:polygon draw:style-name="gr5" draw:text-style-name="P5" draw:layer="layout" svg:width="0.023cm" svg:height="0cm" svg:x="2.114cm" svg:y="19.02cm" svg:viewBox="0 0 24 0" draw:points="24,0 0,0">
          <text:p/>
        </draw:polygon>
        <draw:line draw:style-name="gr6" draw:text-style-name="P4" draw:layer="layout" svg:x1="2.138cm" svg:y1="19.02cm" svg:x2="2.114cm" svg:y2="19.02cm">
          <text:p/>
        </draw:line>
        <draw:frame draw:style-name="gr37" draw:text-style-name="P7" draw:layer="layout" svg:width="0.641cm" svg:height="0.239cm" svg:x="1.366cm" svg:y="19.161cm">
          <draw:text-box>
            <text:p text:style-name="P6"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line draw:style-name="gr30" draw:text-style-name="P4" draw:layer="layout" svg:x1="2.138cm" svg:y1="18.796cm" svg:x2="8.636cm" svg:y2="18.796cm">
          <text:p/>
        </draw:line>
        <draw:polygon draw:style-name="gr5" draw:text-style-name="P5" draw:layer="layout" svg:width="0.023cm" svg:height="0cm" svg:x="2.114cm" svg:y="18.796cm" svg:viewBox="0 0 24 0" draw:points="24,0 0,0">
          <text:p/>
        </draw:polygon>
        <draw:line draw:style-name="gr6" draw:text-style-name="P4" draw:layer="layout" svg:x1="2.138cm" svg:y1="18.796cm" svg:x2="2.114cm" svg:y2="18.796cm">
          <text:p/>
        </draw:line>
        <draw:frame draw:style-name="gr38" draw:text-style-name="P9" draw:layer="layout" svg:width="1.28cm" svg:height="0.239cm" svg:x="0.736cm" svg:y="18.936cm">
          <draw:text-box>
            <text:p text:style-name="P8"><text:span text:style-name="T1">(</text:span><text:span text:style-name="T1">1</text:span><text:span text:style-name="T1">)</text:span><text:span text:style-name="T1"> </text:span><text:span text:style-name="T1">C</text:span><text:span text:style-name="T1">O</text:span><text:span text:style-name="T1">N</text:span><text:span text:style-name="T1">V</text:span><text:span text:style-name="T1">_</text:span><text:span text:style-name="T1">2</text:span><text:span text:style-name="T1">D</text:span></text:p>
          </draw:text-box>
        </draw:frame>
        <draw:line draw:style-name="gr30" draw:text-style-name="P4" draw:layer="layout" svg:x1="2.138cm" svg:y1="18.572cm" svg:x2="8.636cm" svg:y2="18.572cm">
          <text:p/>
        </draw:line>
        <draw:polygon draw:style-name="gr5" draw:text-style-name="P5" draw:layer="layout" svg:width="0.023cm" svg:height="0cm" svg:x="2.114cm" svg:y="18.572cm" svg:viewBox="0 0 24 0" draw:points="24,0 0,0">
          <text:p/>
        </draw:polygon>
        <draw:line draw:style-name="gr6" draw:text-style-name="P4" draw:layer="layout" svg:x1="2.138cm" svg:y1="18.572cm" svg:x2="2.114cm" svg:y2="18.572cm">
          <text:p/>
        </draw:line>
        <draw:frame draw:style-name="gr39" draw:text-style-name="P9" draw:layer="layout" svg:width="1.039cm" svg:height="0.238cm" svg:x="0.955cm" svg:y="18.714cm">
          <draw:text-box>
            <text:p text:style-name="P8"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E</text:span></text:p>
          </draw:text-box>
        </draw:frame>
        <draw:line draw:style-name="gr30" draw:text-style-name="P4" draw:layer="layout" svg:x1="2.138cm" svg:y1="18.348cm" svg:x2="8.636cm" svg:y2="18.348cm">
          <text:p/>
        </draw:line>
        <draw:polygon draw:style-name="gr5" draw:text-style-name="P5" draw:layer="layout" svg:width="0.023cm" svg:height="0cm" svg:x="2.114cm" svg:y="18.348cm" svg:viewBox="0 0 24 0" draw:points="24,0 0,0">
          <text:p/>
        </draw:polygon>
        <draw:line draw:style-name="gr6" draw:text-style-name="P4" draw:layer="layout" svg:x1="2.138cm" svg:y1="18.348cm" svg:x2="2.114cm" svg:y2="18.348cm">
          <text:p/>
        </draw:line>
        <draw:frame draw:style-name="gr40" draw:text-style-name="P9" draw:layer="layout" svg:width="1.166cm" svg:height="0.239cm" svg:x="0.85cm" svg:y="18.49cm">
          <draw:text-box>
            <text:p text:style-name="P8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</draw:text-box>
        </draw:frame>
        <draw:line draw:style-name="gr30" draw:text-style-name="P4" draw:layer="layout" svg:x1="2.138cm" svg:y1="18.125cm" svg:x2="8.636cm" svg:y2="18.125cm">
          <text:p/>
        </draw:line>
        <draw:polygon draw:style-name="gr5" draw:text-style-name="P5" draw:layer="layout" svg:width="0.023cm" svg:height="0cm" svg:x="2.114cm" svg:y="18.125cm" svg:viewBox="0 0 24 0" draw:points="24,0 0,0">
          <text:p/>
        </draw:polygon>
        <draw:line draw:style-name="gr6" draw:text-style-name="P4" draw:layer="layout" svg:x1="2.138cm" svg:y1="18.125cm" svg:x2="2.114cm" svg:y2="18.125cm">
          <text:p/>
        </draw:line>
        <draw:frame draw:style-name="gr41" draw:text-style-name="P7" draw:layer="layout" svg:width="0.383cm" svg:height="0.239cm" svg:x="1.622cm" svg:y="18.266cm">
          <draw:text-box>
            <text:p text:style-name="P6"><text:span text:style-name="T1">M</text:span><text:span text:style-name="T1">U</text:span><text:span text:style-name="T1">L</text:span></text:p>
          </draw:text-box>
        </draw:frame>
        <draw:line draw:style-name="gr30" draw:text-style-name="P4" draw:layer="layout" svg:x1="2.138cm" svg:y1="17.901cm" svg:x2="8.636cm" svg:y2="17.901cm">
          <text:p/>
        </draw:line>
        <draw:polygon draw:style-name="gr5" draw:text-style-name="P5" draw:layer="layout" svg:width="0.023cm" svg:height="0cm" svg:x="2.114cm" svg:y="17.901cm" svg:viewBox="0 0 24 0" draw:points="24,0 0,0">
          <text:p/>
        </draw:polygon>
        <draw:line draw:style-name="gr6" draw:text-style-name="P4" draw:layer="layout" svg:x1="2.138cm" svg:y1="17.901cm" svg:x2="2.114cm" svg:y2="17.901cm">
          <text:p/>
        </draw:line>
        <draw:frame draw:style-name="gr42" draw:text-style-name="P7" draw:layer="layout" svg:width="0.396cm" svg:height="0.239cm" svg:x="1.608cm" svg:y="18.042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30" draw:text-style-name="P4" draw:layer="layout" svg:x1="2.138cm" svg:y1="17.677cm" svg:x2="8.636cm" svg:y2="17.677cm">
          <text:p/>
        </draw:line>
        <draw:polygon draw:style-name="gr5" draw:text-style-name="P5" draw:layer="layout" svg:width="0.023cm" svg:height="0cm" svg:x="2.114cm" svg:y="17.677cm" svg:viewBox="0 0 24 0" draw:points="24,0 0,0">
          <text:p/>
        </draw:polygon>
        <draw:line draw:style-name="gr6" draw:text-style-name="P4" draw:layer="layout" svg:x1="2.138cm" svg:y1="17.677cm" svg:x2="2.114cm" svg:y2="17.677cm">
          <text:p/>
        </draw:line>
        <draw:frame draw:style-name="gr43" draw:text-style-name="P7" draw:layer="layout" svg:width="1.31cm" svg:height="0.237cm" svg:x="0.695cm" svg:y="17.818cm">
          <draw:text-box>
            <text:p text:style-name="P6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line draw:style-name="gr30" draw:text-style-name="P4" draw:layer="layout" svg:x1="2.138cm" svg:y1="17.453cm" svg:x2="8.636cm" svg:y2="17.453cm">
          <text:p/>
        </draw:line>
        <draw:polygon draw:style-name="gr5" draw:text-style-name="P5" draw:layer="layout" svg:width="0.023cm" svg:height="0cm" svg:x="2.114cm" svg:y="17.453cm" svg:viewBox="0 0 24 0" draw:points="24,0 0,0">
          <text:p/>
        </draw:polygon>
        <draw:line draw:style-name="gr6" draw:text-style-name="P4" draw:layer="layout" svg:x1="2.138cm" svg:y1="17.453cm" svg:x2="2.114cm" svg:y2="17.453cm">
          <text:p/>
        </draw:line>
        <draw:frame draw:style-name="gr38" draw:text-style-name="P9" draw:layer="layout" svg:width="1.28cm" svg:height="0.239cm" svg:x="0.736cm" svg:y="17.593cm">
          <draw:text-box>
            <text:p text:style-name="P8"><text:span text:style-name="T1">(</text:span><text:span text:style-name="T1">2</text:span><text:span text:style-name="T1">)</text:span><text:span text:style-name="T1"> </text:span><text:span text:style-name="T1">C</text:span><text:span text:style-name="T1">O</text:span><text:span text:style-name="T1">N</text:span><text:span text:style-name="T1">V</text:span><text:span text:style-name="T1">_</text:span><text:span text:style-name="T1">2</text:span><text:span text:style-name="T1">D</text:span></text:p>
          </draw:text-box>
        </draw:frame>
        <draw:line draw:style-name="gr30" draw:text-style-name="P4" draw:layer="layout" svg:x1="2.138cm" svg:y1="17.229cm" svg:x2="8.636cm" svg:y2="17.229cm">
          <text:p/>
        </draw:line>
        <draw:polygon draw:style-name="gr5" draw:text-style-name="P5" draw:layer="layout" svg:width="0.023cm" svg:height="0cm" svg:x="2.114cm" svg:y="17.229cm" svg:viewBox="0 0 24 0" draw:points="24,0 0,0">
          <text:p/>
        </draw:polygon>
        <draw:line draw:style-name="gr6" draw:text-style-name="P4" draw:layer="layout" svg:x1="2.138cm" svg:y1="17.229cm" svg:x2="2.114cm" svg:y2="17.229cm">
          <text:p/>
        </draw:line>
        <draw:frame draw:style-name="gr39" draw:text-style-name="P9" draw:layer="layout" svg:width="1.039cm" svg:height="0.238cm" svg:x="0.955cm" svg:y="17.371cm">
          <draw:text-box>
            <text:p text:style-name="P8"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E</text:span></text:p>
          </draw:text-box>
        </draw:frame>
        <draw:line draw:style-name="gr30" draw:text-style-name="P4" draw:layer="layout" svg:x1="2.138cm" svg:y1="17.006cm" svg:x2="8.636cm" svg:y2="17.006cm">
          <text:p/>
        </draw:line>
        <draw:polygon draw:style-name="gr5" draw:text-style-name="P5" draw:layer="layout" svg:width="0.023cm" svg:height="0cm" svg:x="2.114cm" svg:y="17.006cm" svg:viewBox="0 0 24 0" draw:points="24,0 0,0">
          <text:p/>
        </draw:polygon>
        <draw:line draw:style-name="gr6" draw:text-style-name="P4" draw:layer="layout" svg:x1="2.138cm" svg:y1="17.006cm" svg:x2="2.114cm" svg:y2="17.006cm">
          <text:p/>
        </draw:line>
        <draw:frame draw:style-name="gr44" draw:text-style-name="P9" draw:layer="layout" svg:width="1.166cm" svg:height="0.238cm" svg:x="0.848cm" svg:y="17.147cm">
          <draw:text-box>
            <text:p text:style-name="P8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</draw:text-box>
        </draw:frame>
        <draw:line draw:style-name="gr30" draw:text-style-name="P4" draw:layer="layout" svg:x1="2.138cm" svg:y1="16.782cm" svg:x2="8.636cm" svg:y2="16.782cm">
          <text:p/>
        </draw:line>
        <draw:polygon draw:style-name="gr5" draw:text-style-name="P5" draw:layer="layout" svg:width="0.023cm" svg:height="0cm" svg:x="2.114cm" svg:y="16.782cm" svg:viewBox="0 0 24 0" draw:points="24,0 0,0">
          <text:p/>
        </draw:polygon>
        <draw:line draw:style-name="gr6" draw:text-style-name="P4" draw:layer="layout" svg:x1="2.138cm" svg:y1="16.782cm" svg:x2="2.114cm" svg:y2="16.782cm">
          <text:p/>
        </draw:line>
        <draw:frame draw:style-name="gr45" draw:text-style-name="P7" draw:layer="layout" svg:width="0.383cm" svg:height="0.238cm" svg:x="1.622cm" svg:y="16.924cm">
          <draw:text-box>
            <text:p text:style-name="P6"><text:span text:style-name="T1">M</text:span><text:span text:style-name="T1">U</text:span><text:span text:style-name="T1">L</text:span></text:p>
          </draw:text-box>
        </draw:frame>
        <draw:line draw:style-name="gr30" draw:text-style-name="P4" draw:layer="layout" svg:x1="2.138cm" svg:y1="16.558cm" svg:x2="8.636cm" svg:y2="16.558cm">
          <text:p/>
        </draw:line>
        <draw:polygon draw:style-name="gr5" draw:text-style-name="P5" draw:layer="layout" svg:width="0.023cm" svg:height="0cm" svg:x="2.114cm" svg:y="16.558cm" svg:viewBox="0 0 24 0" draw:points="24,0 0,0">
          <text:p/>
        </draw:polygon>
        <draw:line draw:style-name="gr6" draw:text-style-name="P4" draw:layer="layout" svg:x1="2.138cm" svg:y1="16.558cm" svg:x2="2.114cm" svg:y2="16.558cm">
          <text:p/>
        </draw:line>
        <draw:frame draw:style-name="gr46" draw:text-style-name="P7" draw:layer="layout" svg:width="0.396cm" svg:height="0.238cm" svg:x="1.61cm" svg:y="16.7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30" draw:text-style-name="P4" draw:layer="layout" svg:x1="2.138cm" svg:y1="16.334cm" svg:x2="8.636cm" svg:y2="16.334cm">
          <text:p/>
        </draw:line>
        <draw:polygon draw:style-name="gr5" draw:text-style-name="P5" draw:layer="layout" svg:width="0.023cm" svg:height="0cm" svg:x="2.114cm" svg:y="16.334cm" svg:viewBox="0 0 24 0" draw:points="24,0 0,0">
          <text:p/>
        </draw:polygon>
        <draw:line draw:style-name="gr6" draw:text-style-name="P4" draw:layer="layout" svg:x1="2.138cm" svg:y1="16.334cm" svg:x2="2.114cm" svg:y2="16.334cm">
          <text:p/>
        </draw:line>
        <draw:frame draw:style-name="gr47" draw:text-style-name="P7" draw:layer="layout" svg:width="1.31cm" svg:height="0.239cm" svg:x="0.695cm" svg:y="16.474cm">
          <draw:text-box>
            <text:p text:style-name="P6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line draw:style-name="gr30" draw:text-style-name="P4" draw:layer="layout" svg:x1="2.138cm" svg:y1="16.111cm" svg:x2="8.636cm" svg:y2="16.111cm">
          <text:p/>
        </draw:line>
        <draw:polygon draw:style-name="gr5" draw:text-style-name="P5" draw:layer="layout" svg:width="0.023cm" svg:height="0cm" svg:x="2.114cm" svg:y="16.111cm" svg:viewBox="0 0 24 0" draw:points="24,0 0,0">
          <text:p/>
        </draw:polygon>
        <draw:line draw:style-name="gr6" draw:text-style-name="P4" draw:layer="layout" svg:x1="2.138cm" svg:y1="16.111cm" svg:x2="2.114cm" svg:y2="16.111cm">
          <text:p/>
        </draw:line>
        <draw:frame draw:style-name="gr48" draw:text-style-name="P9" draw:layer="layout" svg:width="1.28cm" svg:height="0.238cm" svg:x="0.738cm" svg:y="16.251cm">
          <draw:text-box>
            <text:p text:style-name="P8"><text:span text:style-name="T1">(</text:span><text:span text:style-name="T1">3</text:span><text:span text:style-name="T1">)</text:span><text:span text:style-name="T1"> </text:span><text:span text:style-name="T1">C</text:span><text:span text:style-name="T1">O</text:span><text:span text:style-name="T1">N</text:span><text:span text:style-name="T1">V</text:span><text:span text:style-name="T1">_</text:span><text:span text:style-name="T1">2</text:span><text:span text:style-name="T1">D</text:span></text:p>
          </draw:text-box>
        </draw:frame>
        <draw:line draw:style-name="gr30" draw:text-style-name="P4" draw:layer="layout" svg:x1="2.138cm" svg:y1="15.887cm" svg:x2="8.636cm" svg:y2="15.887cm">
          <text:p/>
        </draw:line>
        <draw:polygon draw:style-name="gr5" draw:text-style-name="P5" draw:layer="layout" svg:width="0.023cm" svg:height="0cm" svg:x="2.114cm" svg:y="15.887cm" svg:viewBox="0 0 24 0" draw:points="24,0 0,0">
          <text:p/>
        </draw:polygon>
        <draw:line draw:style-name="gr6" draw:text-style-name="P4" draw:layer="layout" svg:x1="2.138cm" svg:y1="15.887cm" svg:x2="2.114cm" svg:y2="15.887cm">
          <text:p/>
        </draw:line>
        <draw:frame draw:style-name="gr49" draw:text-style-name="P9" draw:layer="layout" svg:width="1.039cm" svg:height="0.208cm" svg:x="0.955cm" svg:y="16.028cm">
          <draw:text-box>
            <text:p text:style-name="P8"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E</text:span></text:p>
          </draw:text-box>
        </draw:frame>
        <draw:line draw:style-name="gr30" draw:text-style-name="P4" draw:layer="layout" svg:x1="2.138cm" svg:y1="15.663cm" svg:x2="8.636cm" svg:y2="15.663cm">
          <text:p/>
        </draw:line>
        <draw:polygon draw:style-name="gr5" draw:text-style-name="P5" draw:layer="layout" svg:width="0.023cm" svg:height="0cm" svg:x="2.114cm" svg:y="15.663cm" svg:viewBox="0 0 24 0" draw:points="24,0 0,0">
          <text:p/>
        </draw:polygon>
        <draw:line draw:style-name="gr6" draw:text-style-name="P4" draw:layer="layout" svg:x1="2.138cm" svg:y1="15.663cm" svg:x2="2.114cm" svg:y2="15.663cm">
          <text:p/>
        </draw:line>
        <draw:frame draw:style-name="gr40" draw:text-style-name="P9" draw:layer="layout" svg:width="1.166cm" svg:height="0.239cm" svg:x="0.848cm" svg:y="15.804cm">
          <draw:text-box>
            <text:p text:style-name="P8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</draw:text-box>
        </draw:frame>
        <draw:line draw:style-name="gr30" draw:text-style-name="P4" draw:layer="layout" svg:x1="2.138cm" svg:y1="15.439cm" svg:x2="8.636cm" svg:y2="15.439cm">
          <text:p/>
        </draw:line>
        <draw:polygon draw:style-name="gr5" draw:text-style-name="P5" draw:layer="layout" svg:width="0.023cm" svg:height="0cm" svg:x="2.114cm" svg:y="15.439cm" svg:viewBox="0 0 24 0" draw:points="24,0 0,0">
          <text:p/>
        </draw:polygon>
        <draw:line draw:style-name="gr6" draw:text-style-name="P4" draw:layer="layout" svg:x1="2.138cm" svg:y1="15.439cm" svg:x2="2.114cm" svg:y2="15.439cm">
          <text:p/>
        </draw:line>
        <draw:frame draw:style-name="gr41" draw:text-style-name="P7" draw:layer="layout" svg:width="0.383cm" svg:height="0.239cm" svg:x="1.622cm" svg:y="15.58cm">
          <draw:text-box>
            <text:p text:style-name="P6"><text:span text:style-name="T1">M</text:span><text:span text:style-name="T1">U</text:span><text:span text:style-name="T1">L</text:span></text:p>
          </draw:text-box>
        </draw:frame>
        <draw:line draw:style-name="gr30" draw:text-style-name="P4" draw:layer="layout" svg:x1="2.138cm" svg:y1="15.216cm" svg:x2="8.636cm" svg:y2="15.216cm">
          <text:p/>
        </draw:line>
        <draw:polygon draw:style-name="gr5" draw:text-style-name="P5" draw:layer="layout" svg:width="0.023cm" svg:height="0cm" svg:x="2.114cm" svg:y="15.216cm" svg:viewBox="0 0 24 0" draw:points="24,0 0,0">
          <text:p/>
        </draw:polygon>
        <draw:line draw:style-name="gr6" draw:text-style-name="P4" draw:layer="layout" svg:x1="2.138cm" svg:y1="15.216cm" svg:x2="2.114cm" svg:y2="15.216cm">
          <text:p/>
        </draw:line>
        <draw:frame draw:style-name="gr46" draw:text-style-name="P7" draw:layer="layout" svg:width="0.396cm" svg:height="0.238cm" svg:x="1.608cm" svg:y="15.357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30" draw:text-style-name="P4" draw:layer="layout" svg:x1="2.138cm" svg:y1="14.992cm" svg:x2="8.636cm" svg:y2="14.992cm">
          <text:p/>
        </draw:line>
        <draw:polygon draw:style-name="gr5" draw:text-style-name="P5" draw:layer="layout" svg:width="0.023cm" svg:height="0cm" svg:x="2.114cm" svg:y="14.992cm" svg:viewBox="0 0 24 0" draw:points="24,0 0,0">
          <text:p/>
        </draw:polygon>
        <draw:line draw:style-name="gr6" draw:text-style-name="P4" draw:layer="layout" svg:x1="2.138cm" svg:y1="14.992cm" svg:x2="2.114cm" svg:y2="14.992cm">
          <text:p/>
        </draw:line>
        <draw:frame draw:style-name="gr47" draw:text-style-name="P7" draw:layer="layout" svg:width="1.31cm" svg:height="0.239cm" svg:x="0.695cm" svg:y="15.133cm">
          <draw:text-box>
            <text:p text:style-name="P6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line draw:style-name="gr30" draw:text-style-name="P4" draw:layer="layout" svg:x1="2.138cm" svg:y1="14.768cm" svg:x2="8.636cm" svg:y2="14.768cm">
          <text:p/>
        </draw:line>
        <draw:polygon draw:style-name="gr5" draw:text-style-name="P5" draw:layer="layout" svg:width="0.023cm" svg:height="0cm" svg:x="2.114cm" svg:y="14.768cm" svg:viewBox="0 0 24 0" draw:points="24,0 0,0">
          <text:p/>
        </draw:polygon>
        <draw:line draw:style-name="gr6" draw:text-style-name="P4" draw:layer="layout" svg:x1="2.138cm" svg:y1="14.768cm" svg:x2="2.114cm" svg:y2="14.768cm">
          <text:p/>
        </draw:line>
        <draw:frame draw:style-name="gr50" draw:text-style-name="P7" draw:layer="layout" svg:width="0.832cm" svg:height="0.239cm" svg:x="1.175cm" svg:y="14.909cm">
          <draw:text-box>
            <text:p text:style-name="P6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line draw:style-name="gr30" draw:text-style-name="P4" draw:layer="layout" svg:x1="2.138cm" svg:y1="14.544cm" svg:x2="8.636cm" svg:y2="14.544cm">
          <text:p/>
        </draw:line>
        <draw:polygon draw:style-name="gr5" draw:text-style-name="P5" draw:layer="layout" svg:width="0.023cm" svg:height="0cm" svg:x="2.114cm" svg:y="14.544cm" svg:viewBox="0 0 24 0" draw:points="24,0 0,0">
          <text:p/>
        </draw:polygon>
        <draw:line draw:style-name="gr6" draw:text-style-name="P4" draw:layer="layout" svg:x1="2.138cm" svg:y1="14.544cm" svg:x2="2.114cm" svg:y2="14.544cm">
          <text:p/>
        </draw:line>
        <draw:frame draw:style-name="gr51" draw:text-style-name="P7" draw:layer="layout" svg:width="1.75cm" svg:height="0.239cm" svg:x="0.256cm" svg:y="14.685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line draw:style-name="gr30" draw:text-style-name="P4" draw:layer="layout" svg:x1="2.138cm" svg:y1="14.321cm" svg:x2="8.636cm" svg:y2="14.321cm">
          <text:p/>
        </draw:line>
        <draw:polygon draw:style-name="gr5" draw:text-style-name="P5" draw:layer="layout" svg:width="0.023cm" svg:height="0cm" svg:x="2.114cm" svg:y="14.321cm" svg:viewBox="0 0 24 0" draw:points="24,0 0,0">
          <text:p/>
        </draw:polygon>
        <draw:line draw:style-name="gr6" draw:text-style-name="P4" draw:layer="layout" svg:x1="2.138cm" svg:y1="14.321cm" svg:x2="2.114cm" svg:y2="14.321cm">
          <text:p/>
        </draw:line>
        <draw:frame draw:style-name="gr51" draw:text-style-name="P7" draw:layer="layout" svg:width="1.75cm" svg:height="0.239cm" svg:x="0.256cm" svg:y="14.462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line draw:style-name="gr30" draw:text-style-name="P4" draw:layer="layout" svg:x1="2.138cm" svg:y1="14.097cm" svg:x2="8.636cm" svg:y2="14.097cm">
          <text:p/>
        </draw:line>
        <draw:polygon draw:style-name="gr5" draw:text-style-name="P5" draw:layer="layout" svg:width="0.023cm" svg:height="0cm" svg:x="2.114cm" svg:y="14.097cm" svg:viewBox="0 0 24 0" draw:points="24,0 0,0">
          <text:p/>
        </draw:polygon>
        <draw:line draw:style-name="gr6" draw:text-style-name="P4" draw:layer="layout" svg:x1="2.138cm" svg:y1="14.097cm" svg:x2="2.114cm" svg:y2="14.097cm">
          <text:p/>
        </draw:line>
        <draw:frame draw:style-name="gr51" draw:text-style-name="P7" draw:layer="layout" svg:width="1.75cm" svg:height="0.239cm" svg:x="0.256cm" svg:y="14.238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52" draw:text-style-name="P7" draw:layer="layout" svg:width="0.828cm" svg:height="0.239cm" svg:x="1.177cm" svg:y="14.014cm">
          <draw:text-box>
            <text:p text:style-name="P6"><text:span text:style-name="T1">L</text:span><text:span text:style-name="T1">O</text:span><text:span text:style-name="T1">G</text:span><text:span text:style-name="T1">I</text:span><text:span text:style-name="T1">S</text:span><text:span text:style-name="T1">T</text:span><text:span text:style-name="T1">I</text:span><text:span text:style-name="T1">C</text:span></text:p>
          </draw:text-box>
        </draw:frame>
        <draw:line draw:style-name="gr27" draw:text-style-name="P4" draw:layer="layout" svg:x1="2.138cm" svg:y1="19.599cm" svg:x2="2.138cm" svg:y2="13.741cm">
          <text:p/>
        </draw:line>
        <draw:line draw:style-name="gr27" draw:text-style-name="P4" draw:layer="layout" svg:x1="8.636cm" svg:y1="19.599cm" svg:x2="8.636cm" svg:y2="13.741cm">
          <text:p/>
        </draw:line>
        <draw:line draw:style-name="gr27" draw:text-style-name="P4" draw:layer="layout" svg:x1="2.138cm" svg:y1="19.599cm" svg:x2="8.636cm" svg:y2="19.599cm">
          <text:p/>
        </draw:line>
        <draw:line draw:style-name="gr27" draw:text-style-name="P4" draw:layer="layout" svg:x1="2.138cm" svg:y1="13.741cm" svg:x2="8.636cm" svg:y2="13.741cm">
          <text:p/>
        </draw:line>
        <draw:frame draw:style-name="gr37" draw:text-style-name="P7" draw:layer="layout" svg:width="0.641cm" svg:height="0.239cm" svg:x="1.368cm" svg:y="11.742cm">
          <draw:text-box>
            <text:p text:style-name="P6"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38" draw:text-style-name="P9" draw:layer="layout" svg:width="1.28cm" svg:height="0.239cm" svg:x="0.738cm" svg:y="11.517cm">
          <draw:text-box>
            <text:p text:style-name="P8"><text:span text:style-name="T1">(</text:span><text:span text:style-name="T1">1</text:span><text:span text:style-name="T1">)</text:span><text:span text:style-name="T1"> </text:span><text:span text:style-name="T1">C</text:span><text:span text:style-name="T1">O</text:span><text:span text:style-name="T1">N</text:span><text:span text:style-name="T1">V</text:span><text:span text:style-name="T1">_</text:span><text:span text:style-name="T1">2</text:span><text:span text:style-name="T1">D</text:span></text:p>
          </draw:text-box>
        </draw:frame>
        <draw:frame draw:style-name="gr39" draw:text-style-name="P9" draw:layer="layout" svg:width="1.039cm" svg:height="0.238cm" svg:x="0.957cm" svg:y="11.295cm">
          <draw:text-box>
            <text:p text:style-name="P8"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E</text:span></text:p>
          </draw:text-box>
        </draw:frame>
        <draw:frame draw:style-name="gr40" draw:text-style-name="P9" draw:layer="layout" svg:width="1.166cm" svg:height="0.239cm" svg:x="0.852cm" svg:y="11.071cm">
          <draw:text-box>
            <text:p text:style-name="P8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</draw:text-box>
        </draw:frame>
        <draw:frame draw:style-name="gr41" draw:text-style-name="P7" draw:layer="layout" svg:width="0.383cm" svg:height="0.239cm" svg:x="1.624cm" svg:y="10.847cm">
          <draw:text-box>
            <text:p text:style-name="P6"><text:span text:style-name="T1">M</text:span><text:span text:style-name="T1">U</text:span><text:span text:style-name="T1">L</text:span></text:p>
          </draw:text-box>
        </draw:frame>
        <draw:frame draw:style-name="gr42" draw:text-style-name="P7" draw:layer="layout" svg:width="0.396cm" svg:height="0.239cm" svg:x="1.61cm" svg:y="10.623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frame draw:style-name="gr43" draw:text-style-name="P7" draw:layer="layout" svg:width="1.31cm" svg:height="0.237cm" svg:x="0.697cm" svg:y="10.399cm">
          <draw:text-box>
            <text:p text:style-name="P6"><text:span text:style-name="T1">MAX_POOL</text:span><text:span text:style-name="T1">_2D</text:span></text:p>
          </draw:text-box>
        </draw:frame>
        <draw:frame draw:style-name="gr38" draw:text-style-name="P9" draw:layer="layout" svg:width="1.28cm" svg:height="0.239cm" svg:x="0.738cm" svg:y="10.174cm">
          <draw:text-box>
            <text:p text:style-name="P8"><text:span text:style-name="T1">(2) </text:span><text:span text:style-name="T1">CONV_2</text:span><text:span text:style-name="T1">D</text:span></text:p>
          </draw:text-box>
        </draw:frame>
        <draw:frame draw:style-name="gr39" draw:text-style-name="P9" draw:layer="layout" svg:width="1.039cm" svg:height="0.238cm" svg:x="0.957cm" svg:y="9.952cm">
          <draw:text-box>
            <text:p text:style-name="P8"><text:span text:style-name="T1">DELEGAT</text:span><text:span text:style-name="T1">E</text:span></text:p>
          </draw:text-box>
        </draw:frame>
        <draw:frame draw:style-name="gr44" draw:text-style-name="P9" draw:layer="layout" svg:width="1.166cm" svg:height="0.238cm" svg:x="0.85cm" svg:y="9.728cm">
          <draw:text-box>
            <text:p text:style-name="P8"><text:span text:style-name="T1">HAR</text:span><text:span text:style-name="T1">DWA</text:span><text:span text:style-name="T1">RE</text:span></text:p>
          </draw:text-box>
        </draw:frame>
        <draw:frame draw:style-name="gr45" draw:text-style-name="P7" draw:layer="layout" svg:width="0.383cm" svg:height="0.238cm" svg:x="1.624cm" svg:y="9.505cm">
          <draw:text-box>
            <text:p text:style-name="P6"><text:span text:style-name="T1">M</text:span><text:span text:style-name="T1">UL</text:span></text:p>
          </draw:text-box>
        </draw:frame>
        <draw:frame draw:style-name="gr46" draw:text-style-name="P7" draw:layer="layout" svg:width="0.396cm" svg:height="0.238cm" svg:x="1.612cm" svg:y="9.281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frame draw:style-name="gr47" draw:text-style-name="P7" draw:layer="layout" svg:width="1.31cm" svg:height="0.239cm" svg:x="0.697cm" svg:y="9.055cm">
          <draw:text-box>
            <text:p text:style-name="P6"><text:span text:style-name="T1">MAX_POOL_2D</text:span></text:p>
          </draw:text-box>
        </draw:frame>
        <draw:frame draw:style-name="gr48" draw:text-style-name="P9" draw:layer="layout" svg:width="1.28cm" svg:height="0.238cm" svg:x="0.74cm" svg:y="8.832cm">
          <draw:text-box>
            <text:p text:style-name="P8"><text:span text:style-name="T1">(</text:span><text:span text:style-name="T1">3</text:span><text:span text:style-name="T1">)</text:span><text:span text:style-name="T1"> </text:span><text:span text:style-name="T1">C</text:span><text:span text:style-name="T1">O</text:span><text:span text:style-name="T1">N</text:span><text:span text:style-name="T1">V</text:span><text:span text:style-name="T1">_</text:span><text:span text:style-name="T1">2</text:span><text:span text:style-name="T1">D</text:span></text:p>
          </draw:text-box>
        </draw:frame>
        <draw:frame draw:style-name="gr53" draw:text-style-name="P9" draw:layer="layout" svg:width="1.039cm" svg:height="0.239cm" svg:x="0.957cm" svg:y="8.609cm">
          <draw:text-box>
            <text:p text:style-name="P8"><text:span text:style-name="T1">D</text:span><text:span text:style-name="T1">EL</text:span><text:span text:style-name="T1">E</text:span><text:span text:style-name="T1">G</text:span><text:span text:style-name="T1">AT</text:span><text:span text:style-name="T1">E</text:span></text:p>
          </draw:text-box>
        </draw:frame>
        <draw:frame draw:style-name="gr40" draw:text-style-name="P9" draw:layer="layout" svg:width="1.166cm" svg:height="0.239cm" svg:x="0.85cm" svg:y="8.385cm">
          <draw:text-box>
            <text:p text:style-name="P8"><text:span text:style-name="T1">HA</text:span><text:span text:style-name="T1">RD</text:span><text:span text:style-name="T1">W</text:span><text:span text:style-name="T1">AR</text:span><text:span text:style-name="T1">E</text:span></text:p>
          </draw:text-box>
        </draw:frame>
        <draw:frame draw:style-name="gr41" draw:text-style-name="P7" draw:layer="layout" svg:width="0.383cm" svg:height="0.239cm" svg:x="1.624cm" svg:y="8.161cm">
          <draw:text-box>
            <text:p text:style-name="P6"><text:span text:style-name="T1">M</text:span><text:span text:style-name="T1">U</text:span><text:span text:style-name="T1">L</text:span></text:p>
          </draw:text-box>
        </draw:frame>
        <draw:frame draw:style-name="gr46" draw:text-style-name="P7" draw:layer="layout" svg:width="0.396cm" svg:height="0.238cm" svg:x="1.61cm" svg:y="7.938cm">
          <draw:text-box>
            <text:p text:style-name="P6"><text:span text:style-name="T1">ADD</text:span></text:p>
          </draw:text-box>
        </draw:frame>
        <draw:frame draw:style-name="gr47" draw:text-style-name="P7" draw:layer="layout" svg:width="1.31cm" svg:height="0.239cm" svg:x="0.697cm" svg:y="7.714cm">
          <draw:text-box>
            <text:p text:style-name="P6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50" draw:text-style-name="P7" draw:layer="layout" svg:width="0.832cm" svg:height="0.239cm" svg:x="1.177cm" svg:y="7.49cm">
          <draw:text-box>
            <text:p text:style-name="P6"><text:span text:style-name="T1">RESHAPE</text:span></text:p>
          </draw:text-box>
        </draw:frame>
        <draw:frame draw:style-name="gr51" draw:text-style-name="P7" draw:layer="layout" svg:width="1.75cm" svg:height="0.239cm" svg:x="0.258cm" svg:y="7.266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51" draw:text-style-name="P7" draw:layer="layout" svg:width="1.75cm" svg:height="0.239cm" svg:x="0.258cm" svg:y="7.043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51" draw:text-style-name="P7" draw:layer="layout" svg:width="1.75cm" svg:height="0.239cm" svg:x="0.258cm" svg:y="6.819cm">
          <draw:text-box>
            <text:p text:style-name="P6"><text:span text:style-name="T1">F</text:span><text:span text:style-name="T1">U</text:span><text:span text:style-name="T1">LL</text:span><text:span text:style-name="T1">Y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E</text:span><text:span text:style-name="T1">D</text:span></text:p>
          </draw:text-box>
        </draw:frame>
        <draw:frame draw:style-name="gr52" draw:text-style-name="P7" draw:layer="layout" svg:width="0.828cm" svg:height="0.239cm" svg:x="1.179cm" svg:y="6.595cm">
          <draw:text-box>
            <text:p text:style-name="P6"><text:span text:style-name="T1">L</text:span><text:span text:style-name="T1">O</text:span><text:span text:style-name="T1">G</text:span><text:span text:style-name="T1">I</text:span><text:span text:style-name="T1">S</text:span><text:span text:style-name="T1">T</text:span><text:span text:style-name="T1">I</text:span><text:span text:style-name="T1">C</text:span></text:p>
          </draw:text-box>
        </draw:frame>
        <draw:line draw:style-name="gr54" draw:text-style-name="P12" draw:layer="layout" svg:x1="5.593cm" svg:y1="13.736cm" svg:x2="5.593cm" svg:y2="19.705cm">
          <text:p/>
        </draw:line>
        <draw:line draw:style-name="gr54" draw:text-style-name="P12" draw:layer="layout" svg:x1="8.093cm" svg:y1="6.32cm" svg:x2="8.093cm" svg:y2="12.289cm">
          <text:p/>
        </draw:line>
        <draw:line draw:style-name="gr54" draw:text-style-name="P12" draw:layer="layout" svg:x1="6.936cm" svg:y1="0.44cm" svg:x2="6.936cm" svg:y2="4.899cm">
          <text:p/>
        </draw:line>
        <draw:polygon draw:style-name="gr5" draw:text-style-name="P5" draw:layer="layout" svg:width="0cm" svg:height="0.093cm" svg:x="2.136cm" svg:y="4.841cm" svg:viewBox="0 0 0 94" draw:points="0,0 0,94">
          <text:p/>
        </draw:polygon>
        <draw:line draw:style-name="gr6" draw:text-style-name="P4" draw:layer="layout" svg:x1="2.136cm" svg:y1="4.841cm" svg:x2="2.136cm" svg:y2="4.935cm">
          <text:p/>
        </draw:line>
        <draw:frame draw:style-name="gr34" draw:text-style-name="P7" draw:layer="layout" svg:width="0.116cm" svg:height="0.239cm" svg:x="2.125cm" svg:y="5.007cm">
          <draw:text-box>
            <text:p text:style-name="P6"><text:span text:style-name="T1">0</text:span></text:p>
          </draw:text-box>
        </draw:frame>
        <draw:frame draw:style-name="gr55" draw:text-style-name="P14" draw:layer="layout" svg:width="1.988cm" svg:height="0.314cm" svg:x="0.071cm" svg:y="0.297cm">
          <draw:text-box>
            <text:p text:style-name="P13">Tensor operation</text:p>
          </draw:text-box>
        </draw:frame>
        <draw:frame draw:style-name="gr55" draw:text-style-name="P14" draw:layer="layout" svg:width="1.988cm" svg:height="0.314cm" svg:x="0.071cm" svg:y="6.162cm">
          <draw:text-box>
            <text:p text:style-name="P13">Tensor operation</text:p>
          </draw:text-box>
        </draw:frame>
        <draw:frame draw:style-name="gr55" draw:text-style-name="P14" draw:layer="layout" svg:width="1.988cm" svg:height="0.314cm" svg:x="0.071cm" svg:y="13.572cm">
          <draw:text-box>
            <text:p text:style-name="P13">Tensor operation</text:p>
          </draw:text-box>
        </draw:frame>
        <draw:frame draw:style-name="gr55" draw:text-style-name="P16" draw:layer="layout" svg:width="1.874cm" svg:height="0.314cm" svg:x="6.227cm" svg:y="11.452cm">
          <draw:text-box>
            <text:p text:style-name="P15"><text:span text:style-name="T2">L</text:span><text:span text:style-name="T2">a</text:span><text:span text:style-name="T2">t</text:span><text:span text:style-name="T2">e</text:span><text:span text:style-name="T2">n</text:span><text:span text:style-name="T2">c</text:span><text:span text:style-name="T2">y</text:span><text:span text:style-name="T2"> </text:span><text:span text:style-name="T2">=</text:span><text:span text:style-name="T2"> </text:span><text:span text:style-name="T2">4</text:span><text:span text:style-name="T2">8</text:span><text:span text:style-name="T2">.</text:span><text:span text:style-name="T2">0</text:span><text:span text:style-name="T2">4</text:span><text:span text:style-name="T2">4</text:span><text:span text:style-name="T2"> </text:span><text:span text:style-name="T2">m</text:span><text:span text:style-name="T2">s</text:span></text:p>
          </draw:text-box>
        </draw:frame>
        <draw:frame draw:style-name="gr55" draw:text-style-name="P16" draw:layer="layout" svg:width="1.874cm" svg:height="0.314cm" svg:x="3.716cm" svg:y="18.847cm">
          <draw:text-box>
            <text:p text:style-name="P15"><text:span text:style-name="T3">L</text:span><text:span text:style-name="T3">a</text:span><text:span text:style-name="T3">t</text:span><text:span text:style-name="T3">e</text:span><text:span text:style-name="T3">n</text:span><text:span text:style-name="T3">c</text:span><text:span text:style-name="T3">y</text:span><text:span text:style-name="T3"> </text:span><text:span text:style-name="T3">=</text:span><text:span text:style-name="T3"> </text:span><text:span text:style-name="T3">2</text:span><text:span text:style-name="T3">7</text:span><text:span text:style-name="T3">.</text:span><text:span text:style-name="T3">9</text:span><text:span text:style-name="T3">0</text:span><text:span text:style-name="T3">4</text:span><text:span text:style-name="T3"> </text:span><text:span text:style-name="T3">m</text:span><text:span text:style-name="T3">s</text:span></text:p>
          </draw:text-box>
        </draw:frame>
        <draw:frame draw:style-name="gr56" draw:text-style-name="P16" draw:layer="layout" svg:width="1.982cm" svg:height="0.239cm" svg:x="4.953cm" svg:y="4.174cm">
          <draw:text-box>
            <text:p text:style-name="P15"><text:span text:style-name="T3">L</text:span><text:span text:style-name="T3">a</text:span><text:span text:style-name="T3">t</text:span><text:span text:style-name="T3">e</text:span><text:span text:style-name="T3">n</text:span><text:span text:style-name="T3">c</text:span><text:span text:style-name="T3">y</text:span><text:span text:style-name="T3"> </text:span><text:span text:style-name="T3">=</text:span><text:span text:style-name="T3"> </text:span><text:span text:style-name="T3">3</text:span><text:span text:style-name="T3">8</text:span><text:span text:style-name="T3">7</text:span><text:span text:style-name="T3">.</text:span><text:span text:style-name="T3">0</text:span><text:span text:style-name="T3">1</text:span><text:span text:style-name="T3">0</text:span><text:span text:style-name="T3"> </text:span><text:span text:style-name="T3">m</text:span><text:span text:style-name="T3">s</text:span></text:p>
          </draw:text-box>
        </draw:frame>
        <draw:frame draw:style-name="gr57" draw:text-style-name="P18" draw:layer="layout" svg:width="1.252cm" svg:height="0.25cm" svg:x="4.836cm" svg:y="5.262cm">
          <draw:text-box>
            <text:p text:style-name="P17">Time (ms)</text:p>
          </draw:text-box>
        </draw:frame>
        <draw:frame draw:style-name="gr57" draw:text-style-name="P18" draw:layer="layout" svg:width="1.252cm" svg:height="0.25cm" svg:x="4.836cm" svg:y="12.652cm">
          <draw:text-box>
            <text:p text:style-name="P17">Time (ms)</text:p>
          </draw:text-box>
        </draw:frame>
        <draw:frame draw:style-name="gr57" draw:text-style-name="P18" draw:layer="layout" svg:width="1.252cm" svg:height="0.25cm" svg:x="4.836cm" svg:y="20.059cm">
          <draw:text-box>
            <text:p text:style-name="P17">Time (ms)</text:p>
          </draw:text-box>
        </draw:frame>
        <draw:line draw:style-name="gr58" draw:text-style-name="P12" draw:layer="layout" svg:x1="0cm" svg:y1="5.688cm" svg:x2="8.89cm" svg:y2="5.688cm">
          <text:p/>
        </draw:line>
        <draw:line draw:style-name="gr58" draw:text-style-name="P12" draw:layer="layout" svg:x1="0cm" svg:y1="13.088cm" svg:x2="8.89cm" svg:y2="13.088cm">
          <text:p/>
        </draw:line>
        <draw:frame draw:style-name="gr59" draw:text-style-name="P14" draw:layer="layout" svg:width="0.916cm" svg:height="0.314cm" svg:x="2.132cm" svg:y="-0.023cm">
          <draw:text-box>
            <text:p text:style-name="P13">a) CPU</text:p>
          </draw:text-box>
        </draw:frame>
        <draw:frame draw:style-name="gr60" draw:text-style-name="P14" draw:layer="layout" svg:width="5.107cm" svg:height="0.314cm" svg:x="2.132cm" svg:y="5.846cm">
          <draw:text-box>
            <text:p text:style-name="P13"><text:span text:style-name="T4">b</text:span><text:span text:style-name="T4">)</text:span><text:span text:style-name="T4"> </text:span><text:span text:style-name="T4">C</text:span><text:span text:style-name="T4">P</text:span><text:span text:style-name="T4">U</text:span><text:span text:style-name="T4"> </text:span><text:span text:style-name="T4">+</text:span><text:span text:style-name="T4"> </text:span><text:span text:style-name="T4">T</text:span><text:span text:style-name="T4">P</text:span><text:span text:style-name="T4"> </text:span><text:span text:style-name="T4">(</text:span><text:span text:style-name="T4">f</text:span><text:span text:style-name="T4">l</text:span><text:span text:style-name="T4">o</text:span><text:span text:style-name="T4">a</text:span><text:span text:style-name="T4">t</text:span><text:span text:style-name="T4">i</text:span><text:span text:style-name="T4">n</text:span><text:span text:style-name="T4">g</text:span><text:span text:style-name="T4">-</text:span><text:span text:style-name="T4">p</text:span><text:span text:style-name="T4">o</text:span><text:span text:style-name="T4">i</text:span><text:span text:style-name="T4">n</text:span><text:span text:style-name="T4">t</text:span><text:span text:style-name="T4"> </text:span><text:span text:style-name="T4">L</text:span><text:span text:style-name="T4">o</text:span><text:span text:style-name="T4">g</text:span><text:span text:style-name="T4">i</text:span><text:span text:style-name="T4">C</text:span><text:span text:style-name="T4">O</text:span><text:span text:style-name="T4">R</text:span><text:span text:style-name="T4">E</text:span><text:span text:style-name="T4">)</text:span></text:p>
          </draw:text-box>
        </draw:frame>
        <draw:frame draw:style-name="gr61" draw:text-style-name="P14" draw:layer="layout" svg:width="5.107cm" svg:height="0.314cm" svg:x="2.132cm" svg:y="13.246cm">
          <draw:text-box>
            <text:p text:style-name="P13">c) CPU + TP (Hybrid-Float6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3T13:15:39.032184576</dc:date>
    <meta:editing-duration>PT5H45M48S</meta:editing-duration>
    <meta:editing-cycles>36</meta:editing-cycles>
    <meta:generator>LibreOffice/6.4.7.2$Linux_X86_64 LibreOffice_project/40$Build-2</meta:generator>
    <meta:document-statistic meta:object-count="433"/>
  </office:meta>
</office:document-meta>
</file>